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 officeooo:paragraph-rsid="002fb349"/>
    </style:style>
    <style:style style:name="P3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officeooo:paragraph-rsid="0012f87f" style:font-size-asian="18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24pt" fo:language="fr" fo:country="FR" fo:font-style="normal" style:text-underline-style="none" fo:font-weight="bold" officeooo:rsid="0011a923" officeooo:paragraph-rsid="0012f87f" style:font-name-asian="Times New Roman" style:font-size-asian="24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fr" fo:country="FR" fo:font-style="normal" style:text-underline-style="none" fo:font-weight="normal" officeooo:rsid="0012da1a" officeooo:paragraph-rsid="0012f87f" style:font-name-asian="Times New Roman" style:font-size-asian="18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fr" fo:country="FR" fo:font-weight="bold" officeooo:rsid="004365df" officeooo:paragraph-rsid="004365df" style:font-name-asian="Times New Roman" style:font-size-asian="18pt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2f87f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paragraph-rsid="0012f87f"/>
    </style:style>
    <style:style style:name="P10" style:family="paragraph" style:parent-style-name="Footnote">
      <style:text-properties fo:language="fr" fo:country="FR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paragraph-rsid="001acd2d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paragraph-rsid="002fb349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paragraph-rsid="004c7204"/>
    </style:style>
    <style:style style:name="P14" style:family="paragraph" style:parent-style-name="Text_20_body">
      <style:paragraph-properties fo:text-align="start" style:justify-single-word="false"/>
      <style:text-properties fo:language="fr" fo:country="FR" officeooo:paragraph-rsid="0012f87f"/>
    </style:style>
    <style:style style:name="P15" style:family="paragraph" style:parent-style-name="Text_20_body">
      <style:paragraph-properties fo:text-align="start" style:justify-single-word="false"/>
      <style:text-properties fo:language="fr" fo:country="FR" officeooo:rsid="01856e81" officeooo:paragraph-rsid="0012f87f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12f87f"/>
    </style:style>
    <style:style style:name="P18" style:family="paragraph" style:parent-style-name="Text_20_body">
      <style:paragraph-properties fo:text-align="justify" style:justify-single-word="false"/>
      <style:text-properties officeooo:paragraph-rsid="001c9b68"/>
    </style:style>
    <style:style style:name="P19" style:family="paragraph" style:parent-style-name="Text_20_body">
      <style:paragraph-properties fo:text-align="justify" style:justify-single-word="false"/>
      <style:text-properties officeooo:paragraph-rsid="001e27e4"/>
    </style:style>
    <style:style style:name="P20" style:family="paragraph" style:parent-style-name="Text_20_body">
      <style:paragraph-properties fo:text-align="justify" style:justify-single-word="false"/>
      <style:text-properties officeooo:paragraph-rsid="00255ee8"/>
    </style:style>
    <style:style style:name="P21" style:family="paragraph" style:parent-style-name="Text_20_body">
      <style:paragraph-properties fo:text-align="justify" style:justify-single-word="false"/>
      <style:text-properties officeooo:paragraph-rsid="00256a01"/>
    </style:style>
    <style:style style:name="P22" style:family="paragraph" style:parent-style-name="Text_20_body">
      <style:paragraph-properties fo:text-align="justify" style:justify-single-word="false"/>
      <style:text-properties officeooo:paragraph-rsid="001acd2d"/>
    </style:style>
    <style:style style:name="P23" style:family="paragraph" style:parent-style-name="Text_20_body">
      <style:paragraph-properties fo:text-align="justify" style:justify-single-word="false"/>
      <style:text-properties officeooo:paragraph-rsid="002a9ff6"/>
    </style:style>
    <style:style style:name="P24" style:family="paragraph" style:parent-style-name="Text_20_body">
      <style:paragraph-properties fo:text-align="justify" style:justify-single-word="false"/>
      <style:text-properties officeooo:paragraph-rsid="003e7e49"/>
    </style:style>
    <style:style style:name="P25" style:family="paragraph" style:parent-style-name="Text_20_body">
      <style:paragraph-properties fo:text-align="justify" style:justify-single-word="false"/>
      <style:text-properties officeooo:paragraph-rsid="003ce23f"/>
    </style:style>
    <style:style style:name="P26" style:family="paragraph" style:parent-style-name="Text_20_body">
      <style:paragraph-properties fo:text-align="justify" style:justify-single-word="false"/>
      <style:text-properties officeooo:paragraph-rsid="002fb349"/>
    </style:style>
    <style:style style:name="P27" style:family="paragraph" style:parent-style-name="Text_20_body">
      <style:paragraph-properties fo:text-align="justify" style:justify-single-word="false"/>
      <style:text-properties officeooo:paragraph-rsid="004fdee0"/>
    </style:style>
    <style:style style:name="P28" style:family="paragraph" style:parent-style-name="Text_20_body">
      <style:paragraph-properties fo:text-align="justify" style:justify-single-word="false"/>
      <style:text-properties officeooo:rsid="002a9ff6" officeooo:paragraph-rsid="002a9ff6"/>
    </style:style>
    <style:style style:name="P29" style:family="paragraph" style:parent-style-name="Text_20_body">
      <style:paragraph-properties fo:text-align="justify" style:justify-single-word="false"/>
      <style:text-properties officeooo:rsid="003e7e49" officeooo:paragraph-rsid="003e7e49"/>
    </style:style>
    <style:style style:name="P30" style:family="paragraph" style:parent-style-name="Title" style:master-page-name="Standard">
      <style:paragraph-properties style:page-number="auto"/>
      <style:text-properties style:use-window-font-color="true" style:font-name="Times New Roman" fo:font-size="36pt" fo:language="fr" fo:country="FR" fo:font-style="normal" style:text-underline-style="none" fo:font-weight="bold" officeooo:rsid="00433dd3" officeooo:paragraph-rsid="00433dd3" style:font-name-asian="Times New Roman" style:font-size-asian="36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Heading_20_1" style:list-style-name="WW8Num9" style:master-page-name="Conversion_20_2">
      <style:paragraph-properties fo:margin-left="1.235cm" fo:margin-right="0cm" fo:text-indent="-0.988cm" style:auto-text-indent="false" style:page-number="auto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2" style:family="paragraph" style:parent-style-name="Heading_20_1" style:list-style-name="WW8Num9">
      <style:paragraph-properties fo:margin-left="1.235cm" fo:margin-right="0cm" fo:text-align="justify" style:justify-single-word="false" fo:text-indent="-0.988cm" style:auto-text-indent="false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3" style:family="paragraph" style:parent-style-name="Heading_20_1" style:list-style-name="">
      <style:paragraph-properties fo:margin-left="1.235cm" fo:margin-right="0cm" fo:text-align="justify" style:justify-single-word="false" fo:orphans="2" fo:widows="2" fo:text-indent="-0.988cm" style:auto-text-indent="false" style:text-autospace="none" style:punctuation-wrap="simple" style:vertical-align="baseline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4" style:family="paragraph" style:parent-style-name="Heading_20_1" style:list-style-name="WW8Num9">
      <style:paragraph-properties fo:margin-left="1.235cm" fo:margin-right="0cm" fo:text-align="justify" style:justify-single-word="false" fo:text-indent="-0.988cm" style:auto-text-indent="false">
        <style:tab-stops>
          <style:tab-stop style:position="1.235cm"/>
        </style:tab-stops>
      </style:paragraph-properties>
      <style:text-properties style:use-window-font-color="true" style:font-name="Arial1" fo:font-size="16pt" fo:language="fr" fo:country="FR" fo:font-weight="bold" officeooo:rsid="002ef742" officeooo:paragraph-rsid="0012f87f" style:letter-kerning="true" style:font-name-asian="Times New Roman" style:font-size-asian="16pt" style:font-weight-asian="bold" style:font-name-complex="Arial1" style:font-size-complex="16pt" style:language-complex="ar" style:country-complex="SA" style:font-weight-complex="bold"/>
    </style:style>
    <style:style style:name="P35" style:family="paragraph" style:parent-style-name="Heading_20_1" style:list-style-name="WW8Num9">
      <style:paragraph-properties fo:margin-left="1.235cm" fo:margin-right="0cm" fo:text-align="justify" style:justify-single-word="false" fo:text-indent="-0.988cm" style:auto-text-indent="false" fo:break-before="page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6" style:family="paragraph" style:parent-style-name="Heading_20_1" style:master-page-name="Conversion_20_3">
      <style:paragraph-properties style:page-number="auto"/>
      <style:text-properties fo:language="fr" fo:country="FR" officeooo:paragraph-rsid="0012f87f"/>
    </style:style>
    <style:style style:name="P37" style:family="paragraph" style:parent-style-name="Heading_20_2" style:list-style-name="WW8Num6">
      <style:paragraph-properties fo:text-align="justify" style:justify-single-word="false"/>
      <style:text-properties fo:language="fr" fo:country="FR" fo:font-style="normal" officeooo:paragraph-rsid="0012f87f" style:font-style-asian="normal" style:font-style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paragraph-rsid="002a9ff6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paragraph-rsid="00499ff0"/>
    </style:style>
    <style:style style:name="P40" style:family="paragraph" style:parent-style-name="Text_20_body">
      <style:paragraph-properties fo:text-align="justify" style:justify-single-word="false"/>
      <style:text-properties officeooo:paragraph-rsid="003ce23f"/>
    </style:style>
    <style:style style:name="P41" style:family="paragraph" style:parent-style-name="Text_20_body">
      <style:paragraph-properties fo:text-align="justify" style:justify-single-word="false"/>
      <style:text-properties officeooo:paragraph-rsid="0054ed58"/>
    </style:style>
    <style:style style:name="P42" style:family="paragraph" style:parent-style-name="Text_20_body" style:list-style-name="L4">
      <style:paragraph-properties fo:text-align="justify" style:justify-single-word="false"/>
      <style:text-properties officeooo:paragraph-rsid="0054ed58"/>
    </style:style>
    <style:style style:name="P43" style:family="paragraph" style:parent-style-name="Text_20_body" style:list-style-name="L5">
      <style:paragraph-properties fo:text-align="justify" style:justify-single-word="false"/>
      <style:text-properties officeooo:paragraph-rsid="001e27e4"/>
    </style:style>
    <style:style style:name="P44" style:family="paragraph" style:parent-style-name="Text_20_body" style:list-style-name="L5">
      <style:paragraph-properties fo:text-align="justify" style:justify-single-word="false"/>
      <style:text-properties officeooo:paragraph-rsid="003e7e49"/>
    </style:style>
    <style:style style:name="P45" style:family="paragraph" style:parent-style-name="Text_20_body" style:list-style-name="L5">
      <style:paragraph-properties fo:text-align="justify" style:justify-single-word="false"/>
      <style:text-properties officeooo:paragraph-rsid="002219ee"/>
    </style:style>
    <style:style style:name="P46" style:family="paragraph" style:parent-style-name="Text_20_body" style:list-style-name="L5">
      <style:paragraph-properties fo:text-align="justify" style:justify-single-word="false"/>
      <style:text-properties officeooo:paragraph-rsid="003f5c6f"/>
    </style:style>
    <style:style style:name="P47" style:family="paragraph" style:parent-style-name="Text_20_body" style:list-style-name="L5">
      <style:paragraph-properties fo:text-align="justify" style:justify-single-word="false"/>
      <style:text-properties officeooo:paragraph-rsid="002b7777"/>
    </style:style>
    <style:style style:name="P48" style:family="paragraph" style:parent-style-name="Text_20_body">
      <style:paragraph-properties fo:text-align="justify" style:justify-single-word="false"/>
      <style:text-properties officeooo:paragraph-rsid="005940cb"/>
    </style:style>
    <style:style style:name="P49" style:family="paragraph" style:parent-style-name="Text_20_body" style:list-style-name="L2">
      <style:paragraph-properties fo:text-align="justify" style:justify-single-word="false"/>
      <style:text-properties officeooo:rsid="003ce23f" officeooo:paragraph-rsid="005940cb"/>
    </style:style>
    <style:style style:name="P50" style:family="paragraph" style:parent-style-name="Text_20_body">
      <style:paragraph-properties fo:text-align="justify" style:justify-single-word="false"/>
      <style:text-properties officeooo:rsid="003ce23f" officeooo:paragraph-rsid="005940cb"/>
    </style:style>
    <style:style style:name="P51" style:family="paragraph" style:parent-style-name="Text_20_body" style:list-style-name="L3">
      <style:paragraph-properties fo:text-align="justify" style:justify-single-word="false"/>
      <style:text-properties officeooo:rsid="003e7e49" officeooo:paragraph-rsid="003e7e49"/>
    </style:style>
    <style:style style:name="P52" style:family="paragraph" style:parent-style-name="Text_20_body" style:list-style-name="L4">
      <style:paragraph-properties fo:text-align="justify" style:justify-single-word="false"/>
      <style:text-properties officeooo:rsid="005af100" officeooo:paragraph-rsid="005af100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e5a8" style:font-style-asian="italic" style:font-style-complex="italic"/>
    </style:style>
    <style:style style:name="T4" style:family="text">
      <style:text-properties fo:font-style="italic" officeooo:rsid="0029890b" style:font-style-asian="italic" style:font-style-complex="italic"/>
    </style:style>
    <style:style style:name="T5" style:family="text">
      <style:text-properties fo:font-style="italic" officeooo:rsid="002af454" style:font-style-asian="italic" style:font-style-complex="italic"/>
    </style:style>
    <style:style style:name="T6" style:family="text">
      <style:text-properties fo:font-style="italic" officeooo:rsid="002b7777" style:font-style-asian="italic" style:font-style-complex="italic"/>
    </style:style>
    <style:style style:name="T7" style:family="text">
      <style:text-properties fo:font-style="italic" officeooo:rsid="003313c9" style:font-style-asian="italic" style:font-style-complex="italic"/>
    </style:style>
    <style:style style:name="T8" style:family="text">
      <style:text-properties fo:font-style="italic" officeooo:rsid="003508df" style:font-style-asian="italic" style:font-style-complex="italic"/>
    </style:style>
    <style:style style:name="T9" style:family="text">
      <style:text-properties fo:font-style="italic" officeooo:rsid="003ce23f" style:font-style-asian="italic" style:font-style-complex="italic"/>
    </style:style>
    <style:style style:name="T10" style:family="text">
      <style:text-properties fo:font-style="italic" officeooo:rsid="003f5c6f" style:font-style-asian="italic" style:font-style-complex="italic"/>
    </style:style>
    <style:style style:name="T11" style:family="text">
      <style:text-properties fo:font-style="italic" officeooo:rsid="004126d8" style:font-style-asian="italic" style:font-style-complex="italic"/>
    </style:style>
    <style:style style:name="T12" style:family="text">
      <style:text-properties fo:font-style="italic" officeooo:rsid="003e7e49" style:font-style-asian="italic" style:font-style-complex="italic"/>
    </style:style>
    <style:style style:name="T13" style:family="text">
      <style:text-properties fo:font-style="italic" officeooo:rsid="00499ff0" style:font-style-asian="italic" style:font-style-complex="italic"/>
    </style:style>
    <style:style style:name="T14" style:family="text">
      <style:text-properties fo:font-style="italic" officeooo:rsid="004a31ae" style:font-style-asian="italic" style:font-style-complex="italic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1a8503"/>
    </style:style>
    <style:style style:name="T17" style:family="text">
      <style:text-properties fo:language="fr" fo:country="FR" officeooo:rsid="0037be1f"/>
    </style:style>
    <style:style style:name="T18" style:family="text">
      <style:text-properties fo:language="fr" fo:country="FR" officeooo:rsid="0050b8ca"/>
    </style:style>
    <style:style style:name="T19" style:family="text">
      <style:text-properties fo:language="fr" fo:country="FR" officeooo:rsid="015a6dc9"/>
    </style:style>
    <style:style style:name="T20" style:family="text">
      <style:text-properties fo:language="fr" fo:country="FR" officeooo:rsid="0014c5e5"/>
    </style:style>
    <style:style style:name="T21" style:family="text">
      <style:text-properties fo:language="fr" fo:country="FR" officeooo:rsid="01000aa0"/>
    </style:style>
    <style:style style:name="T22" style:family="text">
      <style:text-properties fo:language="fr" fo:country="FR" officeooo:rsid="01334935"/>
    </style:style>
    <style:style style:name="T23" style:family="text">
      <style:text-properties fo:language="fr" fo:country="FR" officeooo:rsid="01b42399"/>
    </style:style>
    <style:style style:name="T24" style:family="text">
      <style:text-properties fo:language="fr" fo:country="FR" officeooo:rsid="0131586a"/>
    </style:style>
    <style:style style:name="T25" style:family="text">
      <style:text-properties fo:language="fr" fo:country="FR" officeooo:rsid="017b0d27"/>
    </style:style>
    <style:style style:name="T26" style:family="text">
      <style:text-properties fo:language="fr" fo:country="FR" officeooo:rsid="017c8687"/>
    </style:style>
    <style:style style:name="T27" style:family="text">
      <style:text-properties fo:language="fr" fo:country="FR" officeooo:rsid="01796216"/>
    </style:style>
    <style:style style:name="T28" style:family="text">
      <style:text-properties fo:language="fr" fo:country="FR" officeooo:rsid="01785905"/>
    </style:style>
    <style:style style:name="T29" style:family="text">
      <style:text-properties fo:language="fr" fo:country="FR" fo:font-style="italic" style:font-style-asian="italic" style:font-style-complex="italic"/>
    </style:style>
    <style:style style:name="T30" style:family="text">
      <style:text-properties fo:language="fr" fo:country="FR" fo:font-style="italic" officeooo:rsid="0016c25a" style:font-style-asian="italic" style:font-style-complex="italic"/>
    </style:style>
    <style:style style:name="T31" style:family="text">
      <style:text-properties fo:language="fr" fo:country="FR" fo:font-style="italic" officeooo:rsid="00184df8" style:font-style-asian="italic" style:font-style-complex="italic"/>
    </style:style>
    <style:style style:name="T32" style:family="text">
      <style:text-properties fo:language="fr" fo:country="FR" fo:font-style="italic" officeooo:rsid="003508df" style:font-style-asian="italic" style:font-style-complex="italic"/>
    </style:style>
    <style:style style:name="T33" style:family="text">
      <style:text-properties fo:language="fr" fo:country="FR" fo:font-style="italic" officeooo:rsid="003b7cd2" style:font-style-asian="italic" style:font-style-complex="italic"/>
    </style:style>
    <style:style style:name="T34" style:family="text">
      <style:text-properties fo:language="fr" fo:country="FR" fo:font-style="italic" officeooo:rsid="00169edb" style:font-style-asian="italic" style:font-style-complex="italic"/>
    </style:style>
    <style:style style:name="T35" style:family="text">
      <style:text-properties fo:language="fr" fo:country="FR" fo:font-style="italic" officeooo:rsid="0039dd0f" style:font-style-asian="italic" style:font-style-complex="italic"/>
    </style:style>
    <style:style style:name="T36" style:family="text">
      <style:text-properties fo:language="fr" fo:country="FR" fo:font-style="italic" officeooo:rsid="003902a0" style:font-style-asian="italic" style:font-style-complex="italic"/>
    </style:style>
    <style:style style:name="T37" style:family="text">
      <style:text-properties fo:language="fr" fo:country="FR" fo:font-style="italic" officeooo:rsid="0045c0b7" style:font-style-asian="italic" style:font-style-complex="italic"/>
    </style:style>
    <style:style style:name="T38" style:family="text">
      <style:text-properties fo:language="fr" fo:country="FR" fo:font-style="italic" officeooo:rsid="002fc03e" style:font-style-asian="italic" style:language-complex="ar" style:country-complex="SA" style:font-style-complex="italic"/>
    </style:style>
    <style:style style:name="T39" style:family="text">
      <style:text-properties fo:language="fr" fo:country="FR" fo:font-style="italic" officeooo:rsid="011625f5" style:font-style-asian="italic" style:language-complex="ar" style:country-complex="SA" style:font-style-complex="italic"/>
    </style:style>
    <style:style style:name="T40" style:family="text">
      <style:text-properties fo:language="fr" fo:country="FR" officeooo:rsid="015bde22"/>
    </style:style>
    <style:style style:name="T41" style:family="text">
      <style:text-properties fo:language="fr" fo:country="FR" officeooo:rsid="0016c25a"/>
    </style:style>
    <style:style style:name="T42" style:family="text">
      <style:text-properties fo:language="fr" fo:country="FR" officeooo:rsid="00184df8"/>
    </style:style>
    <style:style style:name="T43" style:family="text">
      <style:text-properties fo:language="fr" fo:country="FR" officeooo:rsid="0018c3c1"/>
    </style:style>
    <style:style style:name="T44" style:family="text">
      <style:text-properties fo:language="fr" fo:country="FR" officeooo:rsid="0099403e"/>
    </style:style>
    <style:style style:name="T45" style:family="text">
      <style:text-properties fo:language="fr" fo:country="FR" officeooo:rsid="00b13437"/>
    </style:style>
    <style:style style:name="T46" style:family="text">
      <style:text-properties fo:language="fr" fo:country="FR" officeooo:rsid="01447224"/>
    </style:style>
    <style:style style:name="T47" style:family="text">
      <style:text-properties fo:language="fr" fo:country="FR" officeooo:rsid="001dbfda"/>
    </style:style>
    <style:style style:name="T48" style:family="text">
      <style:text-properties fo:language="fr" fo:country="FR" officeooo:rsid="00374895"/>
    </style:style>
    <style:style style:name="T49" style:family="text">
      <style:text-properties fo:language="fr" fo:country="FR" officeooo:rsid="00fa39f2"/>
    </style:style>
    <style:style style:name="T50" style:family="text">
      <style:text-properties fo:language="fr" fo:country="FR" officeooo:rsid="0104872a"/>
    </style:style>
    <style:style style:name="T51" style:family="text">
      <style:text-properties fo:language="fr" fo:country="FR" fo:font-style="normal" style:font-style-asian="normal" style:font-style-complex="normal"/>
    </style:style>
    <style:style style:name="T52" style:family="text">
      <style:text-properties fo:language="fr" fo:country="FR" fo:font-style="normal" officeooo:rsid="01b42399" style:font-style-asian="normal" style:font-style-complex="normal"/>
    </style:style>
    <style:style style:name="T53" style:family="text">
      <style:text-properties fo:language="fr" fo:country="FR" fo:font-style="normal" officeooo:rsid="017c8687" style:font-style-asian="normal" style:font-style-complex="normal"/>
    </style:style>
    <style:style style:name="T54" style:family="text">
      <style:text-properties fo:language="fr" fo:country="FR" fo:font-style="normal" officeooo:rsid="00169edb" style:font-style-asian="normal" style:font-style-complex="normal"/>
    </style:style>
    <style:style style:name="T55" style:family="text">
      <style:text-properties fo:language="fr" fo:country="FR" fo:font-style="normal" officeooo:rsid="0014c5e5" style:font-style-asian="normal" style:font-style-complex="normal"/>
    </style:style>
    <style:style style:name="T56" style:family="text">
      <style:text-properties fo:language="fr" fo:country="FR" fo:font-style="normal" officeooo:rsid="015bde22" style:font-style-asian="normal" style:font-style-complex="normal"/>
    </style:style>
    <style:style style:name="T57" style:family="text">
      <style:text-properties fo:language="fr" fo:country="FR" fo:font-style="normal" officeooo:rsid="0053ad00" style:font-style-asian="normal" style:font-style-complex="normal"/>
    </style:style>
    <style:style style:name="T58" style:family="text">
      <style:text-properties fo:language="fr" fo:country="FR" fo:font-style="normal" style:font-style-asian="normal" style:language-complex="ar" style:country-complex="SA" style:font-style-complex="normal"/>
    </style:style>
    <style:style style:name="T59" style:family="text">
      <style:text-properties fo:language="fr" fo:country="FR" fo:font-style="normal" officeooo:rsid="00833b66" style:font-style-asian="normal" style:language-complex="ar" style:country-complex="SA" style:font-style-complex="normal"/>
    </style:style>
    <style:style style:name="T60" style:family="text">
      <style:text-properties fo:language="fr" fo:country="FR" fo:font-style="normal" officeooo:rsid="003ce23f" style:font-style-asian="normal" style:language-complex="ar" style:country-complex="SA" style:font-style-complex="normal"/>
    </style:style>
    <style:style style:name="T61" style:family="text">
      <style:text-properties fo:language="fr" fo:country="FR" fo:font-style="normal" officeooo:rsid="001acd2d" style:font-style-asian="normal" style:language-complex="ar" style:country-complex="SA" style:font-style-complex="normal"/>
    </style:style>
    <style:style style:name="T62" style:family="text">
      <style:text-properties fo:language="fr" fo:country="FR" fo:font-style="normal" officeooo:rsid="00374895" style:font-style-asian="normal" style:language-complex="ar" style:country-complex="SA" style:font-style-complex="normal"/>
    </style:style>
    <style:style style:name="T63" style:family="text">
      <style:text-properties fo:language="fr" fo:country="FR" fo:font-style="normal" officeooo:rsid="001c9b68" style:font-style-asian="normal" style:language-complex="ar" style:country-complex="SA" style:font-style-complex="normal"/>
    </style:style>
    <style:style style:name="T64" style:family="text">
      <style:text-properties fo:language="fr" fo:country="FR" fo:font-style="normal" officeooo:rsid="00e89ba6" style:font-style-asian="normal" style:language-complex="ar" style:country-complex="SA" style:font-style-complex="normal"/>
    </style:style>
    <style:style style:name="T65" style:family="text">
      <style:text-properties fo:language="fr" fo:country="FR" fo:font-style="normal" officeooo:rsid="011e9df2" style:font-style-asian="normal" style:language-complex="ar" style:country-complex="SA" style:font-style-complex="normal"/>
    </style:style>
    <style:style style:name="T66" style:family="text">
      <style:text-properties fo:language="fr" fo:country="FR" fo:font-style="normal" officeooo:rsid="00b30771" style:font-style-asian="normal" style:language-complex="ar" style:country-complex="SA" style:font-style-complex="normal"/>
    </style:style>
    <style:style style:name="T67" style:family="text">
      <style:text-properties fo:language="fr" fo:country="FR" fo:font-style="normal" officeooo:rsid="013b2d53" style:font-style-asian="normal" style:language-complex="ar" style:country-complex="SA" style:font-style-complex="normal"/>
    </style:style>
    <style:style style:name="T68" style:family="text">
      <style:text-properties fo:language="fr" fo:country="FR" fo:font-style="normal" officeooo:rsid="01447224" style:font-style-asian="normal" style:language-complex="ar" style:country-complex="SA" style:font-style-complex="normal"/>
    </style:style>
    <style:style style:name="T69" style:family="text">
      <style:text-properties fo:language="fr" fo:country="FR" fo:font-style="normal" officeooo:rsid="013fd027" style:font-style-asian="normal" style:language-complex="ar" style:country-complex="SA" style:font-style-complex="normal"/>
    </style:style>
    <style:style style:name="T70" style:family="text">
      <style:text-properties fo:language="fr" fo:country="FR" officeooo:rsid="001acd2d"/>
    </style:style>
    <style:style style:name="T71" style:family="text">
      <style:text-properties fo:language="fr" fo:country="FR" officeooo:rsid="00255ee8"/>
    </style:style>
    <style:style style:name="T72" style:family="text">
      <style:text-properties fo:language="fr" fo:country="FR" officeooo:rsid="013b2d53"/>
    </style:style>
    <style:style style:name="T73" style:family="text">
      <style:text-properties fo:language="fr" fo:country="FR" officeooo:rsid="0056d807"/>
    </style:style>
    <style:style style:name="T74" style:family="text">
      <style:text-properties fo:language="fr" fo:country="FR" officeooo:rsid="01a396ef"/>
    </style:style>
    <style:style style:name="T75" style:family="text">
      <style:text-properties fo:language="fr" fo:country="FR" officeooo:rsid="01350212"/>
    </style:style>
    <style:style style:name="T76" style:family="text">
      <style:text-properties fo:language="fr" fo:country="FR" officeooo:rsid="00ae9b04"/>
    </style:style>
    <style:style style:name="T77" style:family="text">
      <style:text-properties fo:language="fr" fo:country="FR" officeooo:rsid="00256a01"/>
    </style:style>
    <style:style style:name="T78" style:family="text">
      <style:text-properties fo:language="fr" fo:country="FR" style:language-complex="ar" style:country-complex="SA"/>
    </style:style>
    <style:style style:name="T79" style:family="text">
      <style:text-properties fo:language="fr" fo:country="FR" officeooo:rsid="001dbfda" style:language-complex="ar" style:country-complex="SA"/>
    </style:style>
    <style:style style:name="T80" style:family="text">
      <style:text-properties fo:language="fr" fo:country="FR" officeooo:rsid="009a2004" style:language-complex="ar" style:country-complex="SA"/>
    </style:style>
    <style:style style:name="T81" style:family="text">
      <style:text-properties fo:language="fr" fo:country="FR" officeooo:rsid="0142a0bb" style:language-complex="ar" style:country-complex="SA"/>
    </style:style>
    <style:style style:name="T82" style:family="text">
      <style:text-properties fo:language="fr" fo:country="FR" officeooo:rsid="013b2d53" style:language-complex="ar" style:country-complex="SA"/>
    </style:style>
    <style:style style:name="T83" style:family="text">
      <style:text-properties fo:language="fr" fo:country="FR" officeooo:rsid="001acd2d" style:language-complex="ar" style:country-complex="SA"/>
    </style:style>
    <style:style style:name="T84" style:family="text">
      <style:text-properties fo:language="fr" fo:country="FR" officeooo:rsid="01500e38" style:language-complex="ar" style:country-complex="SA"/>
    </style:style>
    <style:style style:name="T85" style:family="text">
      <style:text-properties fo:language="fr" fo:country="FR" officeooo:rsid="013fd027" style:language-complex="ar" style:country-complex="SA"/>
    </style:style>
    <style:style style:name="T86" style:family="text">
      <style:text-properties fo:language="fr" fo:country="FR" officeooo:rsid="01a949da" style:language-complex="ar" style:country-complex="SA"/>
    </style:style>
    <style:style style:name="T87" style:family="text">
      <style:text-properties fo:language="fr" fo:country="FR" officeooo:rsid="01447224" style:language-complex="ar" style:country-complex="SA"/>
    </style:style>
    <style:style style:name="T88" style:family="text">
      <style:text-properties fo:language="fr" fo:country="FR" officeooo:rsid="017d2054" style:language-complex="ar" style:country-complex="SA"/>
    </style:style>
    <style:style style:name="T89" style:family="text">
      <style:text-properties fo:language="fr" fo:country="FR" officeooo:rsid="00274a60" style:language-complex="ar" style:country-complex="SA"/>
    </style:style>
    <style:style style:name="T90" style:family="text">
      <style:text-properties fo:language="fr" fo:country="FR" officeooo:rsid="00741380" style:language-complex="ar" style:country-complex="SA"/>
    </style:style>
    <style:style style:name="T91" style:family="text">
      <style:text-properties fo:language="fr" fo:country="FR" officeooo:rsid="00833b66" style:language-complex="ar" style:country-complex="SA"/>
    </style:style>
    <style:style style:name="T92" style:family="text">
      <style:text-properties fo:language="fr" fo:country="FR" officeooo:rsid="00f32ba8" style:language-complex="ar" style:country-complex="SA"/>
    </style:style>
    <style:style style:name="T93" style:family="text">
      <style:text-properties fo:language="fr" fo:country="FR" officeooo:rsid="01571759" style:language-complex="ar" style:country-complex="SA"/>
    </style:style>
    <style:style style:name="T94" style:family="text">
      <style:text-properties fo:language="fr" fo:country="FR" officeooo:rsid="0083b164" style:language-complex="ar" style:country-complex="SA"/>
    </style:style>
    <style:style style:name="T95" style:family="text">
      <style:text-properties fo:language="fr" fo:country="FR" officeooo:rsid="01468fa3" style:language-complex="ar" style:country-complex="SA"/>
    </style:style>
    <style:style style:name="T96" style:family="text">
      <style:text-properties fo:language="fr" fo:country="FR" officeooo:rsid="0047add9" style:language-complex="ar" style:country-complex="SA"/>
    </style:style>
    <style:style style:name="T97" style:family="text">
      <style:text-properties fo:language="fr" fo:country="FR" officeooo:rsid="004a31ae" style:language-complex="ar" style:country-complex="SA"/>
    </style:style>
    <style:style style:name="T98" style:family="text">
      <style:text-properties fo:language="fr" fo:country="FR" officeooo:rsid="00274a60"/>
    </style:style>
    <style:style style:name="T99" style:family="text">
      <style:text-properties fo:language="fr" fo:country="FR" officeooo:rsid="002ef742"/>
    </style:style>
    <style:style style:name="T100" style:family="text">
      <style:text-properties fo:language="fr" fo:country="FR" officeooo:rsid="003b7cd2"/>
    </style:style>
    <style:style style:name="T101" style:family="text">
      <style:text-properties fo:language="fr" fo:country="FR" officeooo:rsid="003ce23f"/>
    </style:style>
    <style:style style:name="T102" style:family="text">
      <style:text-properties fo:language="fr" fo:country="FR" officeooo:rsid="019511f2"/>
    </style:style>
    <style:style style:name="T103" style:family="text">
      <style:text-properties fo:language="fr" fo:country="FR" officeooo:rsid="007338ec"/>
    </style:style>
    <style:style style:name="T104" style:family="text">
      <style:text-properties fo:language="fr" fo:country="FR" officeooo:rsid="00741380"/>
    </style:style>
    <style:style style:name="T105" style:family="text">
      <style:text-properties fo:language="fr" fo:country="FR" officeooo:rsid="00833b66"/>
    </style:style>
    <style:style style:name="T106" style:family="text">
      <style:text-properties fo:language="fr" fo:country="FR" officeooo:rsid="01a575ab"/>
    </style:style>
    <style:style style:name="T107" style:family="text">
      <style:text-properties fo:language="fr" fo:country="FR" officeooo:rsid="013c6f5c"/>
    </style:style>
    <style:style style:name="T108" style:family="text">
      <style:text-properties fo:language="fr" fo:country="FR" officeooo:rsid="01571759"/>
    </style:style>
    <style:style style:name="T109" style:family="text">
      <style:text-properties fo:language="fr" fo:country="FR" officeooo:rsid="00411eba"/>
    </style:style>
    <style:style style:name="T110" style:family="text">
      <style:text-properties fo:language="fr" fo:country="FR" officeooo:rsid="004365df"/>
    </style:style>
    <style:style style:name="T111" style:family="text">
      <style:text-properties fo:language="fr" fo:country="FR" officeooo:rsid="00169edb"/>
    </style:style>
    <style:style style:name="T112" style:family="text">
      <style:text-properties fo:language="fr" fo:country="FR" officeooo:rsid="003902a0"/>
    </style:style>
    <style:style style:name="T113" style:family="text">
      <style:text-properties fo:language="fr" fo:country="FR" officeooo:rsid="0102b397"/>
    </style:style>
    <style:style style:name="T114" style:family="text">
      <style:text-properties fo:language="fr" fo:country="FR" officeooo:rsid="00c68df0"/>
    </style:style>
    <style:style style:name="T115" style:family="text">
      <style:text-properties fo:language="fr" fo:country="FR" officeooo:rsid="017d2054"/>
    </style:style>
    <style:style style:name="T116" style:family="text">
      <style:text-properties fo:language="fr" fo:country="FR" officeooo:rsid="00513d2d"/>
    </style:style>
    <style:style style:name="T117" style:family="text">
      <style:text-properties fo:language="fr" fo:country="FR" officeooo:rsid="0045c0b7"/>
    </style:style>
    <style:style style:name="T118" style:family="text">
      <style:text-properties fo:language="fr" fo:country="FR" officeooo:rsid="004fdee0"/>
    </style:style>
    <style:style style:name="T119" style:family="text">
      <style:text-properties fo:language="fr" fo:country="FR" officeooo:rsid="0053ad00"/>
    </style:style>
    <style:style style:name="T120" style:family="text">
      <style:text-properties style:use-window-font-color="true" style:font-name="Times New Roman" fo:font-size="18pt" fo:font-style="normal" style:text-underline-style="none" fo:font-weight="normal" officeooo:rsid="001a3996" style:font-name-asian="Times New Roman" style:font-size-asian="18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21" style:family="text">
      <style:text-properties style:use-window-font-color="true" style:font-name="Times New Roman" fo:font-size="18pt" fo:font-style="normal" style:text-underline-style="none" fo:font-weight="normal" officeooo:rsid="003f5941" style:font-name-asian="Times New Roman" style:font-size-asian="18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22" style:family="text">
      <style:text-properties style:use-window-font-color="true" style:font-name="Times New Roman" fo:font-size="12pt" officeooo:rsid="01a50d96" style:font-name-asian="Times New Roman" style:font-size-asian="12pt" style:font-name-complex="Times New Roman" style:font-size-complex="10pt" style:language-complex="ar" style:country-complex="SA"/>
    </style:style>
    <style:style style:name="T123" style:family="text">
      <style:text-properties style:use-window-font-color="true" style:font-name="Times New Roman" fo:font-size="12pt" officeooo:rsid="0180eddb" style:font-name-asian="Times New Roman" style:font-size-asian="12pt" style:font-name-complex="Times New Roman" style:font-size-complex="10pt" style:language-complex="ar" style:country-complex="SA"/>
    </style:style>
    <style:style style:name="T124" style:family="text">
      <style:text-properties style:use-window-font-color="true" style:font-name="Times New Roman" fo:font-size="12pt" officeooo:rsid="013fd027" style:font-name-asian="Times New Roman" style:font-size-asian="12pt" style:font-name-complex="Times New Roman" style:font-size-complex="10pt" style:language-complex="ar" style:country-complex="SA"/>
    </style:style>
    <style:style style:name="T125" style:family="text">
      <style:text-properties style:use-window-font-color="true" style:font-name="Times New Roman" fo:font-size="12pt" officeooo:rsid="001acd2d" style:font-name-asian="Times New Roman" style:font-size-asian="12pt" style:font-name-complex="Times New Roman" style:font-size-complex="10pt" style:language-complex="ar" style:country-complex="SA"/>
    </style:style>
    <style:style style:name="T126" style:family="text">
      <style:text-properties style:use-window-font-color="true" style:font-name="Times New Roman" fo:font-size="12pt" officeooo:rsid="001c9b68" style:font-name-asian="Times New Roman" style:font-size-asian="12pt" style:font-name-complex="Times New Roman" style:font-size-complex="10pt" style:language-complex="ar" style:country-complex="SA"/>
    </style:style>
    <style:style style:name="T127" style:family="text">
      <style:text-properties style:use-window-font-color="true" style:font-name="Times New Roman" fo:font-size="12pt" officeooo:rsid="002a9ff6" style:font-name-asian="Times New Roman" style:font-size-asian="12pt" style:font-name-complex="Times New Roman" style:font-size-complex="10pt" style:language-complex="ar" style:country-complex="SA"/>
    </style:style>
    <style:style style:name="T128" style:family="text">
      <style:text-properties style:use-window-font-color="true" style:font-name="Times New Roman" fo:font-size="12pt" officeooo:rsid="002ef742" style:font-name-asian="Times New Roman" style:font-size-asian="12pt" style:font-name-complex="Times New Roman" style:font-size-complex="10pt" style:language-complex="ar" style:country-complex="SA"/>
    </style:style>
    <style:style style:name="T129" style:family="text">
      <style:text-properties style:use-window-font-color="true" style:font-name="Times New Roman" fo:font-size="12pt" officeooo:rsid="00361ad0" style:font-name-asian="Times New Roman" style:font-size-asian="12pt" style:font-name-complex="Times New Roman" style:font-size-complex="10pt" style:language-complex="ar" style:country-complex="SA"/>
    </style:style>
    <style:style style:name="T130" style:family="text">
      <style:text-properties style:use-window-font-color="true" style:font-name="Times New Roman" fo:font-size="12pt" officeooo:rsid="003ce23f" style:font-name-asian="Times New Roman" style:font-size-asian="12pt" style:font-name-complex="Times New Roman" style:font-size-complex="10pt" style:language-complex="ar" style:country-complex="SA"/>
    </style:style>
    <style:style style:name="T131" style:family="text">
      <style:text-properties style:use-window-font-color="true" style:font-name="Times New Roman" fo:font-size="12pt" officeooo:rsid="003f5c6f" style:font-name-asian="Times New Roman" style:font-size-asian="12pt" style:font-name-complex="Times New Roman" style:font-size-complex="10pt" style:language-complex="ar" style:country-complex="SA"/>
    </style:style>
    <style:style style:name="T132" style:family="text">
      <style:text-properties style:use-window-font-color="true" style:font-name="Times New Roman" fo:font-size="12pt" officeooo:rsid="004126d8" style:font-name-asian="Times New Roman" style:font-size-asian="12pt" style:font-name-complex="Times New Roman" style:font-size-complex="10pt" style:language-complex="ar" style:country-complex="SA"/>
    </style:style>
    <style:style style:name="T133" style:family="text">
      <style:text-properties style:use-window-font-color="true" style:font-name="Times New Roman" fo:font-size="12pt" officeooo:rsid="004810ae" style:font-name-asian="Times New Roman" style:font-size-asian="12pt" style:font-name-complex="Times New Roman" style:font-size-complex="10pt" style:language-complex="ar" style:country-complex="SA"/>
    </style:style>
    <style:style style:name="T134" style:family="text">
      <style:text-properties style:use-window-font-color="true" style:font-name="Times New Roman" fo:font-size="12pt" officeooo:rsid="00499ff0" style:font-name-asian="Times New Roman" style:font-size-asian="12pt" style:font-name-complex="Times New Roman" style:font-size-complex="10pt" style:language-complex="ar" style:country-complex="SA"/>
    </style:style>
    <style:style style:name="T135" style:family="text">
      <style:text-properties style:use-window-font-color="true" style:font-name="Times New Roman" fo:font-size="12pt" officeooo:rsid="004fdee0" style:font-name-asian="Times New Roman" style:font-size-asian="12pt" style:font-name-complex="Times New Roman" style:font-size-complex="10pt" style:language-complex="ar" style:country-complex="SA"/>
    </style:style>
    <style:style style:name="T136" style:family="text">
      <style:text-properties style:use-window-font-color="true" style:font-name="Times New Roman" fo:font-size="12pt" officeooo:rsid="0054ed58" style:font-name-asian="Times New Roman" style:font-size-asian="12pt" style:font-name-complex="Times New Roman" style:font-size-complex="10pt" style:language-complex="ar" style:country-complex="SA"/>
    </style:style>
    <style:style style:name="T137" style:family="text">
      <style:text-properties style:use-window-font-color="true" style:font-name="Times New Roman" fo:font-size="12pt" officeooo:rsid="0056cbd8" style:font-name-asian="Times New Roman" style:font-size-asian="12pt" style:font-name-complex="Times New Roman" style:font-size-complex="10pt" style:language-complex="ar" style:country-complex="SA"/>
    </style:style>
    <style:style style:name="T138" style:family="text">
      <style:text-properties style:use-window-font-color="true" style:font-name="Times New Roman" fo:font-size="12pt" officeooo:rsid="005940cb" style:font-name-asian="Times New Roman" style:font-size-asian="12pt" style:font-name-complex="Times New Roman" style:font-size-complex="10pt" style:language-complex="ar" style:country-complex="SA"/>
    </style:style>
    <style:style style:name="T139" style:family="text">
      <style:text-properties style:use-window-font-color="true" style:font-name="Times New Roman" fo:font-size="12pt" officeooo:rsid="005af100" style:font-name-asian="Times New Roman" style:font-size-asian="12pt" style:font-name-complex="Times New Roman" style:font-size-complex="10pt" style:language-complex="ar" style:country-complex="SA"/>
    </style:style>
    <style:style style:name="T140" style:family="text">
      <style:text-properties style:use-window-font-color="true" style:font-name="Times New Roman" fo:font-size="12pt" officeooo:rsid="005afd66" style:font-name-asian="Times New Roman" style:font-size-asian="12pt" style:font-name-complex="Times New Roman" style:font-size-complex="10pt" style:language-complex="ar" style:country-complex="SA"/>
    </style:style>
    <style:style style:name="T141" style:family="text">
      <style:text-properties style:use-window-font-color="true" style:font-name="Times New Roman" fo:font-size="12pt" fo:font-style="normal" officeooo:rsid="0180edd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2" style:family="text">
      <style:text-properties style:use-window-font-color="true" style:font-name="Times New Roman" fo:font-size="12pt" fo:font-style="normal" officeooo:rsid="0105542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3" style:family="text">
      <style:text-properties style:use-window-font-color="true" style:font-name="Times New Roman" fo:font-size="12pt" fo:font-style="normal" officeooo:rsid="001dbf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4" style:family="text">
      <style:text-properties style:use-window-font-color="true" style:font-name="Times New Roman" fo:font-size="12pt" fo:font-style="normal" officeooo:rsid="011f362d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5" style:family="text">
      <style:text-properties style:use-window-font-color="true" style:font-name="Times New Roman" fo:font-size="12pt" fo:font-style="normal" officeooo:rsid="0135bcb3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6" style:family="text">
      <style:text-properties style:use-window-font-color="true" style:font-name="Times New Roman" fo:font-size="12pt" fo:font-style="normal" officeooo:rsid="00e1fbb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7" style:family="text">
      <style:text-properties style:use-window-font-color="true" style:font-name="Times New Roman" fo:font-size="12pt" fo:font-style="normal" officeooo:rsid="0052a40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8" style:family="text">
      <style:text-properties style:use-window-font-color="true" style:font-name="Times New Roman" fo:font-size="12pt" fo:font-style="normal" officeooo:rsid="00374895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9" style:family="text">
      <style:text-properties style:use-window-font-color="true" style:font-name="Times New Roman" fo:font-size="12pt" fo:font-style="normal" officeooo:rsid="013b2d53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0" style:family="text">
      <style:text-properties style:use-window-font-color="true" style:font-name="Times New Roman" fo:font-size="12pt" fo:font-style="normal" officeooo:rsid="0161611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1" style:family="text">
      <style:text-properties style:use-window-font-color="true" style:font-name="Times New Roman" fo:font-size="12pt" fo:font-style="normal" officeooo:rsid="005434b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2" style:family="text">
      <style:text-properties style:use-window-font-color="true" style:font-name="Times New Roman" fo:font-size="12pt" fo:font-style="normal" officeooo:rsid="01203a9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3" style:family="text">
      <style:text-properties style:use-window-font-color="true" style:font-name="Times New Roman" fo:font-size="12pt" fo:font-style="normal" officeooo:rsid="0181e56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4" style:family="text">
      <style:text-properties style:use-window-font-color="true" style:font-name="Times New Roman" fo:font-size="12pt" fo:font-style="normal" officeooo:rsid="001acd2d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5" style:family="text">
      <style:text-properties style:use-window-font-color="true" style:font-name="Times New Roman" fo:font-size="12pt" fo:font-style="normal" officeooo:rsid="001e27e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6" style:family="text">
      <style:text-properties style:use-window-font-color="true" style:font-name="Times New Roman" fo:font-size="12pt" fo:font-style="normal" officeooo:rsid="00274a6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7" style:family="text">
      <style:text-properties style:use-window-font-color="true" style:font-name="Times New Roman" fo:font-size="12pt" fo:font-style="normal" officeooo:rsid="002ef74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8" style:family="text">
      <style:text-properties style:use-window-font-color="true" style:font-name="Times New Roman" fo:font-size="12pt" fo:font-style="normal" officeooo:rsid="00245a1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9" style:family="text">
      <style:text-properties style:use-window-font-color="true" style:font-name="Times New Roman" fo:font-size="12pt" fo:font-style="normal" officeooo:rsid="00f1dc4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0" style:family="text">
      <style:text-properties style:use-window-font-color="true" style:font-name="Times New Roman" fo:font-size="12pt" fo:font-style="normal" officeooo:rsid="00d0f3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1" style:family="text">
      <style:text-properties style:use-window-font-color="true" style:font-name="Times New Roman" fo:font-size="12pt" fo:font-style="normal" officeooo:rsid="0157712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2" style:family="text">
      <style:text-properties style:use-window-font-color="true" style:font-name="Times New Roman" fo:font-size="12pt" fo:font-style="normal" officeooo:rsid="00eb31ee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3" style:family="text">
      <style:text-properties style:use-window-font-color="true" style:font-name="Times New Roman" fo:font-size="12pt" fo:font-style="normal" officeooo:rsid="01a949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4" style:family="text">
      <style:text-properties style:use-window-font-color="true" style:font-name="Times New Roman" fo:font-size="12pt" fo:font-style="normal" officeooo:rsid="00cf0a5f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5" style:family="text">
      <style:text-properties style:use-window-font-color="true" style:font-name="Times New Roman" fo:font-size="12pt" fo:font-style="normal" officeooo:rsid="014877d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6" style:family="text">
      <style:text-properties style:use-window-font-color="true" style:font-name="Times New Roman" fo:font-size="12pt" fo:font-style="normal" officeooo:rsid="003f5c6f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7" style:family="text">
      <style:text-properties style:use-window-font-color="true" style:font-name="Times New Roman" fo:font-size="12pt" fo:font-style="normal" officeooo:rsid="00411eb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8" style:family="text">
      <style:text-properties style:use-window-font-color="true" style:font-name="Times New Roman" fo:font-size="12pt" fo:font-style="normal" officeooo:rsid="0047add9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9" style:family="text">
      <style:text-properties style:use-window-font-color="true" style:font-name="Times New Roman" fo:font-size="12pt" fo:font-style="normal" officeooo:rsid="004c720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0" style:family="text">
      <style:text-properties style:use-window-font-color="true" style:font-name="Times New Roman" fo:font-size="12pt" fo:font-style="normal" officeooo:rsid="004ee2b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1" style:family="text">
      <style:text-properties style:use-window-font-color="true" style:font-name="Times New Roman" fo:font-size="12pt" fo:font-style="normal" officeooo:rsid="0054ed5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2" style:family="text">
      <style:text-properties style:use-window-font-color="true" style:font-name="Times New Roman" fo:font-size="12pt" fo:font-style="normal" officeooo:rsid="005828ad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3" style:family="text">
      <style:text-properties style:use-window-font-color="true" style:font-name="Times New Roman" fo:font-size="12pt" fo:font-style="normal" officeooo:rsid="005af10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4" style:family="text">
      <style:text-properties style:use-window-font-color="true" style:font-name="Times New Roman" fo:font-size="12pt" fo:font-style="italic" officeooo:rsid="003ce23f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5" style:family="text">
      <style:text-properties style:use-window-font-color="true" style:font-name="Times New Roman" fo:font-size="12pt" fo:font-style="italic" officeooo:rsid="003f5c6f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6" style:family="text">
      <style:text-properties style:use-window-font-color="true" style:font-name="Times New Roman" fo:font-size="12pt" fo:font-style="italic" officeooo:rsid="0054ed58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7" style:family="text">
      <style:text-properties style:use-window-font-color="true" style:font-name="Times New Roman" fo:font-size="12pt" fo:font-style="italic" officeooo:rsid="005828ad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8" style:family="text">
      <style:text-properties style:use-window-font-color="true" style:font-name="Times New Roman" fo:font-size="12pt" fo:font-style="italic" officeooo:rsid="005940cb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9" style:family="text">
      <style:text-properties style:use-window-font-color="true" style:font-name="Times New Roman" fo:font-size="12pt" fo:font-style="italic" officeooo:rsid="005af100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80" style:family="text">
      <style:text-properties style:use-window-font-color="true" style:font-name="Times New Roman" fo:font-size="12pt" fo:language="fr" fo:country="FR" officeooo:rsid="0131586a" style:font-name-asian="Times New Roman" style:font-size-asian="12pt" style:font-name-complex="Times New Roman" style:font-size-complex="10pt" style:language-complex="ar" style:country-complex="SA"/>
    </style:style>
    <style:style style:name="T181" style:family="text">
      <style:text-properties style:use-window-font-color="true" style:font-name="Times New Roman" fo:font-size="12pt" fo:language="fr" fo:country="FR" officeooo:rsid="015a6dc9" style:font-name-asian="Times New Roman" style:font-size-asian="12pt" style:font-name-complex="Times New Roman" style:font-size-complex="10pt" style:language-complex="ar" style:country-complex="SA"/>
    </style:style>
    <style:style style:name="T182" style:family="text">
      <style:text-properties style:use-window-font-color="true" style:font-name="Times New Roman" fo:font-size="12pt" fo:language="fr" fo:country="FR" officeooo:rsid="01b42399" style:font-name-asian="Times New Roman" style:font-size-asian="12pt" style:font-name-complex="Times New Roman" style:font-size-complex="10pt" style:language-complex="ar" style:country-complex="SA"/>
    </style:style>
    <style:style style:name="T183" style:family="text">
      <style:text-properties style:use-window-font-color="true" style:font-name="Times New Roman" fo:font-size="12pt" fo:language="fr" fo:country="FR" officeooo:rsid="01a396ef" style:font-name-asian="Times New Roman" style:font-size-asian="12pt" style:font-name-complex="Times New Roman" style:font-size-complex="10pt" style:language-complex="ar" style:country-complex="SA"/>
    </style:style>
    <style:style style:name="T184" style:family="text">
      <style:text-properties style:use-window-font-color="true" style:font-name="Times New Roman" fo:font-size="12pt" fo:language="fr" fo:country="FR" officeooo:rsid="001a8503" style:font-name-asian="Times New Roman" style:font-size-asian="12pt" style:font-name-complex="Times New Roman" style:font-size-complex="10pt" style:language-complex="ar" style:country-complex="SA"/>
    </style:style>
    <style:style style:name="T185" style:family="text">
      <style:text-properties style:use-window-font-color="true" style:font-name="Times New Roman" fo:font-size="12pt" fo:language="fr" fo:country="FR" officeooo:rsid="013b2d53" style:font-name-asian="Times New Roman" style:font-size-asian="12pt" style:font-name-complex="Times New Roman" style:font-size-complex="10pt" style:language-complex="ar" style:country-complex="SA"/>
    </style:style>
    <style:style style:name="T186" style:family="text">
      <style:text-properties style:use-window-font-color="true" style:font-name="Times New Roman" fo:font-size="12pt" fo:language="fr" fo:country="FR" officeooo:rsid="00993e77" style:font-name-asian="Times New Roman" style:font-size-asian="12pt" style:font-name-complex="Times New Roman" style:font-size-complex="10pt" style:language-complex="ar" style:country-complex="SA"/>
    </style:style>
    <style:style style:name="T187" style:family="text">
      <style:text-properties style:use-window-font-color="true" style:font-name="Times New Roman" fo:font-size="12pt" fo:language="fr" fo:country="FR" officeooo:rsid="015bde22" style:font-name-asian="Times New Roman" style:font-size-asian="12pt" style:font-name-complex="Times New Roman" style:font-size-complex="10pt" style:language-complex="ar" style:country-complex="SA"/>
    </style:style>
    <style:style style:name="T188" style:family="text">
      <style:text-properties style:use-window-font-color="true" style:font-name="Times New Roman" fo:font-size="12pt" fo:language="fr" fo:country="FR" officeooo:rsid="01350212" style:font-name-asian="Times New Roman" style:font-size-asian="12pt" style:font-name-complex="Times New Roman" style:font-size-complex="10pt" style:language-complex="ar" style:country-complex="SA"/>
    </style:style>
    <style:style style:name="T189" style:family="text">
      <style:text-properties style:use-window-font-color="true" style:font-name="Times New Roman" fo:font-size="12pt" fo:language="fr" fo:country="FR" officeooo:rsid="00558609" style:font-name-asian="Times New Roman" style:font-size-asian="12pt" style:font-name-complex="Times New Roman" style:font-size-complex="10pt" style:language-complex="ar" style:country-complex="SA"/>
    </style:style>
    <style:style style:name="T190" style:family="text">
      <style:text-properties style:use-window-font-color="true" style:font-name="Times New Roman" fo:font-size="12pt" fo:language="fr" fo:country="FR" officeooo:rsid="018fd187" style:font-name-asian="Times New Roman" style:font-size-asian="12pt" style:font-name-complex="Times New Roman" style:font-size-complex="10pt" style:language-complex="ar" style:country-complex="SA"/>
    </style:style>
    <style:style style:name="T191" style:family="text">
      <style:text-properties style:use-window-font-color="true" style:font-name="Times New Roman" fo:font-size="12pt" fo:language="fr" fo:country="FR" officeooo:rsid="00ae9b04" style:font-name-asian="Times New Roman" style:font-size-asian="12pt" style:font-name-complex="Times New Roman" style:font-size-complex="10pt" style:language-complex="ar" style:country-complex="SA"/>
    </style:style>
    <style:style style:name="T192" style:family="text">
      <style:text-properties style:use-window-font-color="true" style:font-name="Times New Roman" fo:font-size="12pt" fo:language="fr" fo:country="FR" officeooo:rsid="0142a0bb" style:font-name-asian="Times New Roman" style:font-size-asian="12pt" style:font-name-complex="Times New Roman" style:font-size-complex="10pt" style:language-complex="ar" style:country-complex="SA"/>
    </style:style>
    <style:style style:name="T193" style:family="text">
      <style:text-properties style:use-window-font-color="true" style:font-name="Times New Roman" fo:font-size="12pt" fo:language="fr" fo:country="FR" officeooo:rsid="0102c497" style:font-name-asian="Times New Roman" style:font-size-asian="12pt" style:font-name-complex="Times New Roman" style:font-size-complex="10pt" style:language-complex="ar" style:country-complex="SA"/>
    </style:style>
    <style:style style:name="T194" style:family="text">
      <style:text-properties style:use-window-font-color="true" style:font-name="Times New Roman" fo:font-size="12pt" fo:language="fr" fo:country="FR" officeooo:rsid="001acd2d" style:font-name-asian="Times New Roman" style:font-size-asian="12pt" style:font-name-complex="Times New Roman" style:font-size-complex="10pt" style:language-complex="ar" style:country-complex="SA"/>
    </style:style>
    <style:style style:name="T195" style:family="text">
      <style:text-properties style:use-window-font-color="true" style:font-name="Times New Roman" fo:font-size="12pt" fo:language="fr" fo:country="FR" officeooo:rsid="0180eddb" style:font-name-asian="Times New Roman" style:font-size-asian="12pt" style:font-name-complex="Times New Roman" style:font-size-complex="10pt" style:language-complex="ar" style:country-complex="SA"/>
    </style:style>
    <style:style style:name="T196" style:family="text">
      <style:text-properties style:use-window-font-color="true" style:font-name="Times New Roman" fo:font-size="12pt" fo:language="fr" fo:country="FR" officeooo:rsid="00dfb607" style:font-name-asian="Times New Roman" style:font-size-asian="12pt" style:font-name-complex="Times New Roman" style:font-size-complex="10pt" style:language-complex="ar" style:country-complex="SA"/>
    </style:style>
    <style:style style:name="T197" style:family="text">
      <style:text-properties style:use-window-font-color="true" style:font-name="Times New Roman" fo:font-size="12pt" fo:language="fr" fo:country="FR" officeooo:rsid="013fd027" style:font-name-asian="Times New Roman" style:font-size-asian="12pt" style:font-name-complex="Times New Roman" style:font-size-complex="10pt" style:language-complex="ar" style:country-complex="SA"/>
    </style:style>
    <style:style style:name="T198" style:family="text">
      <style:text-properties style:use-window-font-color="true" style:font-name="Times New Roman" fo:font-size="12pt" fo:language="fr" fo:country="FR" officeooo:rsid="0180a6cb" style:font-name-asian="Times New Roman" style:font-size-asian="12pt" style:font-name-complex="Times New Roman" style:font-size-complex="10pt" style:language-complex="ar" style:country-complex="SA"/>
    </style:style>
    <style:style style:name="T199" style:family="text">
      <style:text-properties style:use-window-font-color="true" style:font-name="Times New Roman" fo:font-size="12pt" fo:language="fr" fo:country="FR" officeooo:rsid="01447224" style:font-name-asian="Times New Roman" style:font-size-asian="12pt" style:font-name-complex="Times New Roman" style:font-size-complex="10pt" style:language-complex="ar" style:country-complex="SA"/>
    </style:style>
    <style:style style:name="T200" style:family="text">
      <style:text-properties style:use-window-font-color="true" style:font-name="Times New Roman" fo:font-size="12pt" fo:language="fr" fo:country="FR" officeooo:rsid="00f13117" style:font-name-asian="Times New Roman" style:font-size-asian="12pt" style:font-name-complex="Times New Roman" style:font-size-complex="10pt" style:language-complex="ar" style:country-complex="SA"/>
    </style:style>
    <style:style style:name="T201" style:family="text">
      <style:text-properties style:use-window-font-color="true" style:font-name="Times New Roman" fo:font-size="12pt" fo:language="fr" fo:country="FR" officeooo:rsid="00255ee8" style:font-name-asian="Times New Roman" style:font-size-asian="12pt" style:font-name-complex="Times New Roman" style:font-size-complex="10pt" style:language-complex="ar" style:country-complex="SA"/>
    </style:style>
    <style:style style:name="T202" style:family="text">
      <style:text-properties style:use-window-font-color="true" style:font-name="Times New Roman" fo:font-size="12pt" fo:language="fr" fo:country="FR" officeooo:rsid="01796216" style:font-name-asian="Times New Roman" style:font-size-asian="12pt" style:font-name-complex="Times New Roman" style:font-size-complex="10pt" style:language-complex="ar" style:country-complex="SA"/>
    </style:style>
    <style:style style:name="T203" style:family="text">
      <style:text-properties style:use-window-font-color="true" style:font-name="Times New Roman" fo:font-size="12pt" fo:language="fr" fo:country="FR" officeooo:rsid="00256a01" style:font-name-asian="Times New Roman" style:font-size-asian="12pt" style:font-name-complex="Times New Roman" style:font-size-complex="10pt" style:language-complex="ar" style:country-complex="SA"/>
    </style:style>
    <style:style style:name="T204" style:family="text">
      <style:text-properties style:use-window-font-color="true" style:font-name="Times New Roman" fo:font-size="12pt" fo:language="fr" fo:country="FR" officeooo:rsid="01500e38" style:font-name-asian="Times New Roman" style:font-size-asian="12pt" style:font-name-complex="Times New Roman" style:font-size-complex="10pt" style:language-complex="ar" style:country-complex="SA"/>
    </style:style>
    <style:style style:name="T205" style:family="text">
      <style:text-properties style:use-window-font-color="true" style:font-name="Times New Roman" fo:font-size="12pt" fo:language="fr" fo:country="FR" officeooo:rsid="009a2004" style:font-name-asian="Times New Roman" style:font-size-asian="12pt" style:font-name-complex="Times New Roman" style:font-size-complex="10pt" style:language-complex="ar" style:country-complex="SA"/>
    </style:style>
    <style:style style:name="T206" style:family="text">
      <style:text-properties style:use-window-font-color="true" style:font-name="Times New Roman" fo:font-size="12pt" fo:language="fr" fo:country="FR" officeooo:rsid="011d59b1" style:font-name-asian="Times New Roman" style:font-size-asian="12pt" style:font-name-complex="Times New Roman" style:font-size-complex="10pt" style:language-complex="ar" style:country-complex="SA"/>
    </style:style>
    <style:style style:name="T207" style:family="text">
      <style:text-properties style:use-window-font-color="true" style:font-name="Times New Roman" fo:font-size="12pt" fo:language="fr" fo:country="FR" officeooo:rsid="00274a60" style:font-name-asian="Times New Roman" style:font-size-asian="12pt" style:font-name-complex="Times New Roman" style:font-size-complex="10pt" style:language-complex="ar" style:country-complex="SA"/>
    </style:style>
    <style:style style:name="T208" style:family="text">
      <style:text-properties style:use-window-font-color="true" style:font-name="Times New Roman" fo:font-size="12pt" fo:language="fr" fo:country="FR" officeooo:rsid="00311a75" style:font-name-asian="Times New Roman" style:font-size-asian="12pt" style:font-name-complex="Times New Roman" style:font-size-complex="10pt" style:language-complex="ar" style:country-complex="SA"/>
    </style:style>
    <style:style style:name="T209" style:family="text">
      <style:text-properties style:use-window-font-color="true" style:font-name="Times New Roman" fo:font-size="12pt" fo:language="fr" fo:country="FR" officeooo:rsid="003b7cd2" style:font-name-asian="Times New Roman" style:font-size-asian="12pt" style:font-name-complex="Times New Roman" style:font-size-complex="10pt" style:language-complex="ar" style:country-complex="SA"/>
    </style:style>
    <style:style style:name="T210" style:family="text">
      <style:text-properties style:use-window-font-color="true" style:font-name="Times New Roman" fo:font-size="12pt" fo:language="fr" fo:country="FR" officeooo:rsid="00411eba" style:font-name-asian="Times New Roman" style:font-size-asian="12pt" style:font-name-complex="Times New Roman" style:font-size-complex="10pt" style:language-complex="ar" style:country-complex="SA"/>
    </style:style>
    <style:style style:name="T211" style:family="text">
      <style:text-properties style:use-window-font-color="true" style:font-name="Times New Roman" fo:font-size="12pt" fo:language="fr" fo:country="FR" officeooo:rsid="002ef742" style:font-name-asian="Times New Roman" style:font-size-asian="12pt" style:font-name-complex="Times New Roman" style:font-size-complex="10pt" style:language-complex="ar" style:country-complex="SA"/>
    </style:style>
    <style:style style:name="T212" style:family="text">
      <style:text-properties style:use-window-font-color="true" style:font-name="Times New Roman" fo:font-size="12pt" fo:language="fr" fo:country="FR" officeooo:rsid="00a5acc4" style:font-name-asian="Times New Roman" style:font-size-asian="12pt" style:font-name-complex="Times New Roman" style:font-size-complex="10pt" style:language-complex="ar" style:country-complex="SA"/>
    </style:style>
    <style:style style:name="T213" style:family="text">
      <style:text-properties style:use-window-font-color="true" style:font-name="Times New Roman" fo:font-size="12pt" fo:language="fr" fo:country="FR" officeooo:rsid="0176d981" style:font-name-asian="Times New Roman" style:font-size-asian="12pt" style:font-name-complex="Times New Roman" style:font-size-complex="10pt" style:language-complex="ar" style:country-complex="SA"/>
    </style:style>
    <style:style style:name="T214" style:family="text">
      <style:text-properties style:use-window-font-color="true" style:font-name="Times New Roman" fo:font-size="12pt" fo:language="fr" fo:country="FR" officeooo:rsid="01492a97" style:font-name-asian="Times New Roman" style:font-size-asian="12pt" style:font-name-complex="Times New Roman" style:font-size-complex="10pt" style:language-complex="ar" style:country-complex="SA"/>
    </style:style>
    <style:style style:name="T215" style:family="text">
      <style:text-properties style:use-window-font-color="true" style:font-name="Times New Roman" fo:font-size="12pt" fo:language="fr" fo:country="FR" officeooo:rsid="01a575ab" style:font-name-asian="Times New Roman" style:font-size-asian="12pt" style:font-name-complex="Times New Roman" style:font-size-complex="10pt" style:language-complex="ar" style:country-complex="SA"/>
    </style:style>
    <style:style style:name="T216" style:family="text">
      <style:text-properties style:use-window-font-color="true" style:font-name="Times New Roman" fo:font-size="12pt" fo:language="fr" fo:country="FR" officeooo:rsid="01468fa3" style:font-name-asian="Times New Roman" style:font-size-asian="12pt" style:font-name-complex="Times New Roman" style:font-size-complex="10pt" style:language-complex="ar" style:country-complex="SA"/>
    </style:style>
    <style:style style:name="T217" style:family="text">
      <style:text-properties style:use-window-font-color="true" style:font-name="Times New Roman" fo:font-size="12pt" fo:language="fr" fo:country="FR" officeooo:rsid="004365df" style:font-name-asian="Times New Roman" style:font-size-asian="12pt" style:font-name-complex="Times New Roman" style:font-size-complex="10pt" style:language-complex="ar" style:country-complex="SA"/>
    </style:style>
    <style:style style:name="T218" style:family="text">
      <style:text-properties style:use-window-font-color="true" style:font-name="Times New Roman" fo:font-size="12pt" fo:language="fr" fo:country="FR" officeooo:rsid="0044c828" style:font-name-asian="Times New Roman" style:font-size-asian="12pt" style:font-name-complex="Times New Roman" style:font-size-complex="10pt" style:language-complex="ar" style:country-complex="SA"/>
    </style:style>
    <style:style style:name="T219" style:family="text">
      <style:text-properties style:use-window-font-color="true" style:font-name="Times New Roman" fo:font-size="12pt" fo:language="fr" fo:country="FR" officeooo:rsid="0102b397" style:font-name-asian="Times New Roman" style:font-size-asian="12pt" style:font-name-complex="Times New Roman" style:font-size-complex="10pt" style:language-complex="ar" style:country-complex="SA"/>
    </style:style>
    <style:style style:name="T220" style:family="text">
      <style:text-properties style:use-window-font-color="true" style:font-name="Times New Roman" fo:font-size="12pt" fo:language="fr" fo:country="FR" officeooo:rsid="017c8687" style:font-name-asian="Times New Roman" style:font-size-asian="12pt" style:font-name-complex="Times New Roman" style:font-size-complex="10pt" style:language-complex="ar" style:country-complex="SA"/>
    </style:style>
    <style:style style:name="T221" style:family="text">
      <style:text-properties style:use-window-font-color="true" style:font-name="Times New Roman" fo:font-size="12pt" fo:language="fr" fo:country="FR" officeooo:rsid="01000aa0" style:font-name-asian="Times New Roman" style:font-size-asian="12pt" style:font-name-complex="Times New Roman" style:font-size-complex="10pt" style:language-complex="ar" style:country-complex="SA"/>
    </style:style>
    <style:style style:name="T222" style:family="text">
      <style:text-properties style:use-window-font-color="true" style:font-name="Times New Roman" fo:font-size="12pt" fo:language="fr" fo:country="FR" officeooo:rsid="01785905" style:font-name-asian="Times New Roman" style:font-size-asian="12pt" style:font-name-complex="Times New Roman" style:font-size-complex="10pt" style:language-complex="ar" style:country-complex="SA"/>
    </style:style>
    <style:style style:name="T223" style:family="text">
      <style:text-properties style:use-window-font-color="true" style:font-name="Times New Roman" fo:font-size="12pt" fo:language="fr" fo:country="FR" officeooo:rsid="017d2054" style:font-name-asian="Times New Roman" style:font-size-asian="12pt" style:font-name-complex="Times New Roman" style:font-size-complex="10pt" style:language-complex="ar" style:country-complex="SA"/>
    </style:style>
    <style:style style:name="T224" style:family="text">
      <style:text-properties style:use-window-font-color="true" style:font-name="Times New Roman" fo:font-size="12pt" fo:language="fr" fo:country="FR" officeooo:rsid="0045c0b7" style:font-name-asian="Times New Roman" style:font-size-asian="12pt" style:font-name-complex="Times New Roman" style:font-size-complex="10pt" style:language-complex="ar" style:country-complex="SA"/>
    </style:style>
    <style:style style:name="T225" style:family="text">
      <style:text-properties style:use-window-font-color="true" style:font-name="Times New Roman" fo:font-size="12pt" fo:language="fr" fo:country="FR" officeooo:rsid="0047add9" style:font-name-asian="Times New Roman" style:font-size-asian="12pt" style:font-name-complex="Times New Roman" style:font-size-complex="10pt" style:language-complex="ar" style:country-complex="SA"/>
    </style:style>
    <style:style style:name="T226" style:family="text">
      <style:text-properties style:use-window-font-color="true" style:font-name="Times New Roman" fo:font-size="12pt" fo:language="fr" fo:country="FR" officeooo:rsid="004810ae" style:font-name-asian="Times New Roman" style:font-size-asian="12pt" style:font-name-complex="Times New Roman" style:font-size-complex="10pt" style:language-complex="ar" style:country-complex="SA"/>
    </style:style>
    <style:style style:name="T227" style:family="text">
      <style:text-properties style:use-window-font-color="true" style:font-name="Times New Roman" fo:font-size="12pt" fo:language="fr" fo:country="FR" officeooo:rsid="004a31ae" style:font-name-asian="Times New Roman" style:font-size-asian="12pt" style:font-name-complex="Times New Roman" style:font-size-complex="10pt" style:language-complex="ar" style:country-complex="SA"/>
    </style:style>
    <style:style style:name="T228" style:family="text">
      <style:text-properties style:use-window-font-color="true" style:font-name="Times New Roman" fo:font-size="12pt" fo:language="fr" fo:country="FR" officeooo:rsid="0053ad00" style:font-name-asian="Times New Roman" style:font-size-asian="12pt" style:font-name-complex="Times New Roman" style:font-size-complex="10pt" style:language-complex="ar" style:country-complex="SA"/>
    </style:style>
    <style:style style:name="T229" style:family="text">
      <style:text-properties style:use-window-font-color="true" style:font-name="Times New Roman" fo:font-size="12pt" fo:language="fr" fo:country="FR" officeooo:rsid="005828ad" style:font-name-asian="Times New Roman" style:font-size-asian="12pt" style:font-name-complex="Times New Roman" style:font-size-complex="10pt" style:language-complex="ar" style:country-complex="SA"/>
    </style:style>
    <style:style style:name="T230" style:family="text">
      <style:text-properties style:use-window-font-color="true" style:font-name="Times New Roman" fo:font-size="12pt" fo:language="fr" fo:country="FR" fo:font-style="italic" officeooo:rsid="01334935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1" style:family="text">
      <style:text-properties style:use-window-font-color="true" style:font-name="Times New Roman" fo:font-size="12pt" fo:language="fr" fo:country="FR" fo:font-style="italic" officeooo:rsid="015f4464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2" style:family="text">
      <style:text-properties style:use-window-font-color="true" style:font-name="Times New Roman" fo:font-size="12pt" fo:language="fr" fo:country="FR" fo:font-style="italic" officeooo:rsid="01203a9c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3" style:family="text">
      <style:text-properties style:use-window-font-color="true" style:font-name="Times New Roman" fo:font-size="12pt" fo:language="fr" fo:country="FR" fo:font-style="italic" officeooo:rsid="00833b66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4" style:family="text">
      <style:text-properties style:use-window-font-color="true" style:font-name="Times New Roman" fo:font-size="12pt" fo:language="fr" fo:country="FR" fo:font-style="normal" officeooo:rsid="0176d981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5" style:family="text">
      <style:text-properties style:use-window-font-color="true" style:font-name="Times New Roman" fo:font-size="12pt" fo:language="fr" fo:country="FR" fo:font-style="normal" officeooo:rsid="01b4dab7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6" style:family="text">
      <style:text-properties style:use-window-font-color="true" style:font-name="Times New Roman" fo:font-size="12pt" fo:language="fr" fo:country="FR" fo:font-style="normal" officeooo:rsid="017d205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7" style:family="text">
      <style:text-properties style:use-window-font-color="true" style:font-name="Times New Roman" fo:font-size="12pt" fo:language="fr" fo:country="FR" fo:font-style="normal" officeooo:rsid="0045c0b7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8" style:family="text">
      <style:text-properties style:use-window-font-color="true" style:font-name="Times New Roman" fo:font-size="12pt" fo:language="fr" fo:country="FR" fo:font-style="normal" officeooo:rsid="004810ae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9" style:family="text">
      <style:text-properties style:use-window-font-color="true" style:font-name="Times New Roman" fo:font-size="12pt" fo:language="fr" fo:country="FR" fo:font-style="normal" officeooo:rsid="01203a9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0" style:family="text">
      <style:text-properties style:use-window-font-color="true" style:font-name="Times New Roman" fo:font-size="12pt" fo:language="fr" fo:country="FR" fo:font-style="normal" officeooo:rsid="001dbf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1" style:family="text">
      <style:text-properties style:use-window-font-color="true" style:font-name="Times New Roman" fo:font-size="12pt" fo:language="fr" fo:country="FR" fo:font-style="normal" officeooo:rsid="019511f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2" style:family="text">
      <style:text-properties style:use-window-font-color="true" style:font-name="Times New Roman" fo:font-size="12pt" fo:language="fr" fo:country="FR" fo:font-style="normal" officeooo:rsid="01571759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3" style:family="text">
      <style:text-properties style:use-window-font-color="true" style:font-name="Times New Roman" fo:font-size="12pt" fo:language="fr" fo:country="FR" fo:font-style="normal" officeooo:rsid="01a575a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4" style:family="text">
      <style:text-properties style:use-window-font-color="true" style:font-name="Times New Roman" fo:font-size="12pt" fo:language="fr" fo:country="FR" fo:font-style="normal" officeooo:rsid="0181e56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5" style:family="text">
      <style:text-properties style:use-window-font-color="true" style:font-name="Times New Roman" fo:font-size="12pt" fo:language="fr" fo:country="FR" fo:font-style="normal" officeooo:rsid="015f446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6" style:family="text">
      <style:text-properties style:use-window-font-color="true" style:font-name="Times New Roman" fo:font-size="12pt" fo:language="fr" fo:country="FR" fo:font-style="normal" officeooo:rsid="0161611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7" style:family="text">
      <style:text-properties style:use-window-font-color="true" style:font-name="Times New Roman" fo:font-size="12pt" fo:language="fr" fo:country="FR" fo:font-style="normal" officeooo:rsid="0106e5a5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8" style:family="text">
      <style:text-properties style:use-window-font-color="true" style:font-name="Times New Roman" fo:font-size="12pt" fo:language="fr" fo:country="FR" fo:font-style="normal" officeooo:rsid="0091adb5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9" style:family="text">
      <style:text-properties style:use-window-font-color="true" style:font-name="Times New Roman" fo:font-size="12pt" fo:language="fr" fo:country="FR" fo:font-style="normal" officeooo:rsid="00b1bf6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0" style:family="text">
      <style:text-properties style:use-window-font-color="true" style:font-name="Times New Roman" fo:font-size="12pt" fo:language="fr" fo:country="FR" fo:font-style="normal" officeooo:rsid="004ab9f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1" style:family="text">
      <style:text-properties style:use-window-font-color="true" style:font-name="Times New Roman" fo:font-size="12pt" fo:language="fr" fo:country="FR" fo:font-style="normal" officeooo:rsid="001e27e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2" style:family="text">
      <style:text-properties style:use-window-font-color="true" style:font-name="Times New Roman" fo:font-size="12pt" fo:language="fr" fo:country="FR" fo:font-style="normal" officeooo:rsid="00e89ba6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3" style:family="text">
      <style:text-properties style:use-window-font-color="true" style:font-name="Times New Roman" fo:font-size="12pt" fo:language="fr" fo:country="FR" fo:font-style="normal" officeooo:rsid="00833b66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4" style:family="text">
      <style:text-properties style:use-window-font-color="true" style:font-name="Times New Roman" fo:font-size="12pt" fo:language="fr" fo:country="FR" fo:font-style="normal" officeooo:rsid="015bde2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5" style:family="text">
      <style:text-properties style:use-window-font-color="true" style:font-name="Times New Roman" fo:font-size="12pt" fo:language="fr" fo:country="FR" fo:font-style="normal" officeooo:rsid="005afd66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6" style:family="text">
      <style:text-properties style:use-window-font-color="true" style:font-name="Times New Roman" fo:font-size="12pt" fo:language="fr" fo:country="FR" fo:font-style="normal" officeooo:rsid="005b32e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7" style:family="text">
      <style:text-properties officeooo:rsid="01a949da"/>
    </style:style>
    <style:style style:name="T258" style:family="text">
      <style:text-properties fo:font-style="normal" style:font-style-asian="normal" style:font-style-complex="normal"/>
    </style:style>
    <style:style style:name="T259" style:family="text">
      <style:text-properties fo:font-style="normal" officeooo:rsid="0029890b" style:font-style-asian="normal" style:font-style-complex="normal"/>
    </style:style>
    <style:style style:name="T260" style:family="text">
      <style:text-properties fo:font-style="normal" officeooo:rsid="002af454" style:font-style-asian="normal" style:font-style-complex="normal"/>
    </style:style>
    <style:style style:name="T261" style:family="text">
      <style:text-properties fo:font-style="normal" officeooo:rsid="003313c9" style:font-style-asian="normal" style:font-style-complex="normal"/>
    </style:style>
    <style:style style:name="T262" style:family="text">
      <style:text-properties fo:font-style="normal" officeooo:rsid="00361ad0" style:font-style-asian="normal" style:font-style-complex="normal"/>
    </style:style>
    <style:style style:name="T263" style:family="text">
      <style:text-properties fo:font-style="normal" officeooo:rsid="003f5c6f" style:font-style-asian="normal" style:font-style-complex="normal"/>
    </style:style>
    <style:style style:name="T264" style:family="text">
      <style:text-properties fo:font-style="normal" officeooo:rsid="003e7e49" style:font-style-asian="normal" style:font-style-complex="normal"/>
    </style:style>
    <style:style style:name="T265" style:family="text">
      <style:text-properties fo:font-style="normal" officeooo:rsid="004150c5" style:font-style-asian="normal" style:font-style-complex="normal"/>
    </style:style>
    <style:style style:name="T266" style:family="text">
      <style:text-properties fo:font-style="normal" officeooo:rsid="00499ff0" style:font-style-asian="normal" style:font-style-complex="normal"/>
    </style:style>
    <style:style style:name="T267" style:family="text">
      <style:text-properties fo:font-style="normal" officeooo:rsid="00287f90" style:font-style-asian="normal" style:language-complex="ar" style:country-complex="SA" style:font-style-complex="normal"/>
    </style:style>
    <style:style style:name="T268" style:family="text">
      <style:text-properties fo:font-style="normal" officeooo:rsid="0135781f" style:font-style-asian="normal" style:language-complex="ar" style:country-complex="SA" style:font-style-complex="normal"/>
    </style:style>
    <style:style style:name="T269" style:family="text">
      <style:text-properties fo:font-style="normal" officeooo:rsid="00279601" style:font-style-asian="normal" style:language-complex="ar" style:country-complex="SA" style:font-style-complex="normal"/>
    </style:style>
    <style:style style:name="T270" style:family="text">
      <style:text-properties fo:font-style="normal" officeooo:rsid="00f1dc42" style:font-style-asian="normal" style:language-complex="ar" style:country-complex="SA" style:font-style-complex="normal"/>
    </style:style>
    <style:style style:name="T271" style:family="text">
      <style:text-properties fo:font-style="normal" officeooo:rsid="001acd2d" style:font-style-asian="normal" style:language-complex="ar" style:country-complex="SA" style:font-style-complex="normal"/>
    </style:style>
    <style:style style:name="T272" style:family="text">
      <style:text-properties officeooo:rsid="0183b28c"/>
    </style:style>
    <style:style style:name="T273" style:family="text">
      <style:text-properties officeooo:rsid="018277ab"/>
    </style:style>
    <style:style style:name="T274" style:family="text">
      <style:text-properties officeooo:rsid="009a2004" style:language-complex="ar" style:country-complex="SA"/>
    </style:style>
    <style:style style:name="T275" style:family="text">
      <style:text-properties officeooo:rsid="01447224" style:language-complex="ar" style:country-complex="SA"/>
    </style:style>
    <style:style style:name="T276" style:family="text">
      <style:text-properties officeooo:rsid="00279601" style:language-complex="ar" style:country-complex="SA"/>
    </style:style>
    <style:style style:name="T277" style:family="text">
      <style:text-properties officeooo:rsid="00e1fbb8" style:language-complex="ar" style:country-complex="SA"/>
    </style:style>
    <style:style style:name="T278" style:family="text">
      <style:text-properties officeooo:rsid="01a50d96" style:language-complex="ar" style:country-complex="SA"/>
    </style:style>
    <style:style style:name="T279" style:family="text">
      <style:text-properties officeooo:rsid="001c9b68"/>
    </style:style>
    <style:style style:name="T280" style:family="text">
      <style:text-properties officeooo:rsid="001e6ba4"/>
    </style:style>
    <style:style style:name="T281" style:family="text">
      <style:text-properties officeooo:rsid="001eb940"/>
    </style:style>
    <style:style style:name="T282" style:family="text">
      <style:text-properties officeooo:rsid="0021a84a"/>
    </style:style>
    <style:style style:name="T283" style:family="text">
      <style:text-properties officeooo:rsid="00255ee8"/>
    </style:style>
    <style:style style:name="T284" style:family="text">
      <style:text-properties officeooo:rsid="00256a01"/>
    </style:style>
    <style:style style:name="T285" style:family="text">
      <style:text-properties officeooo:rsid="00274a60"/>
    </style:style>
    <style:style style:name="T286" style:family="text">
      <style:text-properties officeooo:rsid="0028e5a8"/>
    </style:style>
    <style:style style:name="T287" style:family="text">
      <style:text-properties officeooo:rsid="0029890b"/>
    </style:style>
    <style:style style:name="T288" style:family="text">
      <style:text-properties officeooo:rsid="002a9ff6"/>
    </style:style>
    <style:style style:name="T289" style:family="text">
      <style:text-properties officeooo:rsid="002af454"/>
    </style:style>
    <style:style style:name="T290" style:family="text">
      <style:text-properties officeooo:rsid="002b7777"/>
    </style:style>
    <style:style style:name="T291" style:family="text">
      <style:text-properties officeooo:rsid="002ef742"/>
    </style:style>
    <style:style style:name="T292" style:family="text">
      <style:text-properties officeooo:rsid="002fb349"/>
    </style:style>
    <style:style style:name="T293" style:family="text">
      <style:text-properties officeooo:rsid="00311a75"/>
    </style:style>
    <style:style style:name="T294" style:family="text">
      <style:text-properties officeooo:rsid="003313c9"/>
    </style:style>
    <style:style style:name="T295" style:family="text">
      <style:text-properties officeooo:rsid="003508df"/>
    </style:style>
    <style:style style:name="T296" style:family="text">
      <style:text-properties officeooo:rsid="00361ad0"/>
    </style:style>
    <style:style style:name="T297" style:family="text">
      <style:text-properties officeooo:rsid="003b7cd2"/>
    </style:style>
    <style:style style:name="T298" style:family="text">
      <style:text-properties officeooo:rsid="003ce23f"/>
    </style:style>
    <style:style style:name="T299" style:family="text">
      <style:text-properties officeooo:rsid="003e7e49"/>
    </style:style>
    <style:style style:name="T300" style:family="text">
      <style:text-properties officeooo:rsid="003f5c6f"/>
    </style:style>
    <style:style style:name="T301" style:family="text">
      <style:text-properties officeooo:rsid="00411eba"/>
    </style:style>
    <style:style style:name="T302" style:family="text">
      <style:text-properties officeooo:rsid="004150c5"/>
    </style:style>
    <style:style style:name="T303" style:family="text">
      <style:text-properties officeooo:rsid="004810ae"/>
    </style:style>
    <style:style style:name="T304" style:family="text">
      <style:text-properties officeooo:rsid="00499ff0"/>
    </style:style>
    <style:style style:name="T305" style:family="text">
      <style:text-properties officeooo:rsid="004a31ae"/>
    </style:style>
    <style:style style:name="T306" style:family="text">
      <style:text-properties officeooo:rsid="0056cbd8"/>
    </style:style>
    <style:style style:name="T307" style:family="text">
      <style:text-properties officeooo:rsid="005940cb"/>
    </style:style>
    <style:style style:name="T308" style:family="text">
      <style:text-properties officeooo:rsid="005af100"/>
    </style:style>
    <style:style style:name="T309" style:family="text">
      <style:text-properties officeooo:rsid="005afd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Fonds d’investissement basé sur l’écosystème d’un protocole d’indexation des données de la blockchain</text:p>
      <text:p text:style-name="P4"/>
      <text:p text:style-name="P7">A white pap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date style:data-style-name="N30" text:date-value="2022-08-29T22:45:06.864000228">29/08/2022</text:date></text:p>
      <text:p text:style-name="P4"/>
      <text:p text:style-name="P4"/>
      <text:p text:style-name="P4"/>
      <text:p text:style-name="P4"/>
      <text:p text:style-name="P5">Graz Network</text:p>
      <text:p text:style-name="P9"><text:span text:style-name="T120">Blockchain </text:span><text:span text:style-name="T121">and Digital</text:span><text:span text:style-name="T120"> Assets Management</text:span></text:p>
      <text:list xml:id="list1633631913" text:style-name="WW8Num9">
        <text:list-item>
          <text:h text:style-name="P31" text:outline-level="1"><text:bookmark-start text:name="__RefHeading___Toc523734708"/>Introduction<text:bookmark-end text:name="__RefHeading___Toc523734708"/></text:h>
        </text:list-item>
      </text:list>
      <text:p text:style-name="P20"><text:span text:style-name="T184">L</text:span><text:span text:style-name="T17">es </text:span><text:span text:style-name="T110">nouvelles </text:span><text:span text:style-name="T17">technologies </text:span><text:span text:style-name="T110">de la finance </text:span><text:span text:style-name="T119">décentralisée </text:span><text:span text:style-name="T19">ne cessent d’</text:span><text:span text:style-name="T180">ouvr</text:span><text:span text:style-name="T181">ir</text:span><text:span text:style-name="T180"> </text:span><text:span text:style-name="T17">de nouvelles </text:span><text:span text:style-name="T20">opportunités </text:span><text:span text:style-name="T21">d’investissemen</text:span><text:span text:style-name="T110">t, </text:span><text:span text:style-name="T119">en </text:span><text:span text:style-name="T71">élargi</text:span><text:span text:style-name="T119">ssant</text:span><text:span text:style-name="T71"> le spectre des </text:span><text:span text:style-name="T209">possibilités</text:span><text:span text:style-name="T71"> entrepreneuriales.</text:span><text:span text:style-name="T20"> </text:span><text:span text:style-name="T119">U</text:span><text:span text:style-name="T217">ne fois l</text:span><text:span text:style-name="T182">’</text:span><text:span text:style-name="T228">euphorie</text:span><text:span text:style-name="T20"> spéculative </text:span><text:span text:style-name="T16">passée</text:span><text:span text:style-name="T20">, </text:span><text:span text:style-name="T71">nous </text:span><text:span text:style-name="T218">prévoyons</text:span><text:span text:style-name="T71"> que </text:span><text:span text:style-name="T18">l</text:span><text:span text:style-name="T20">e </text:span><text:span text:style-name="T22">marché </text:span><text:span text:style-name="T119">puis</text:span><text:span text:style-name="T23">se </text:span><text:span text:style-name="T119">se</text:span><text:span text:style-name="T23"> </text:span><text:span text:style-name="T119">stabiliser</text:span><text:span text:style-name="T23"> </text:span><text:span text:style-name="T110">à nouveau </text:span><text:span text:style-name="T23"><text:s/></text:span><text:span text:style-name="T119">en prioritisant</text:span><text:span text:style-name="T20"> l’utilité </text:span><text:span text:style-name="T24">et la </text:span><text:span text:style-name="T22">rationalité</text:span><text:span text:style-name="T24"> de projets porteurs. </text:span></text:p>
      <text:p text:style-name="P20"><text:span text:style-name="T25">A</text:span><text:span text:style-name="T26">ins</text:span><text:span text:style-name="T53">i,</text:span><text:span text:style-name="T16"> </text:span><text:span text:style-name="T26">le moment </text:span><text:span text:style-name="T218">semble</text:span><text:span text:style-name="T26"> </text:span><text:span text:style-name="T209">approprié</text:span><text:span text:style-name="T26">,</text:span><text:span text:style-name="T28"> d’investir dans une technologie émergente, </text:span><text:span text:style-name="T27">fondée</text:span><text:span text:style-name="T28"> sur un projet </text:span><text:span text:style-name="T16">solide, </text:span><text:span text:style-name="T27">offrant</text:span><text:span text:style-name="T28"> une réelle plus-value </text:span><text:span text:style-name="T225">à la </text:span><text:span text:style-name="T226">communauté.</text:span></text:p>
      <text:p text:style-name="P17"><text:span text:style-name="T218">Pour cela</text:span><text:span text:style-name="T20">, </text:span><text:span text:style-name="T54">G</text:span><text:span text:style-name="T55">raz </text:span><text:span text:style-name="T54">N</text:span><text:span text:style-name="T55">etwork </text:span><text:span text:style-name="T235">se</text:span><text:span text:style-name="T54"> s</text:span><text:span text:style-name="T111">pécialis</text:span><text:span text:style-name="T27">e</text:span><text:span text:style-name="T111"> dans l’indexation des information</text:span><text:span text:style-name="T112">s</text:span><text:span text:style-name="T111"> </text:span><text:span text:style-name="T219">détenues</text:span><text:span text:style-name="T111"> </text:span><text:span text:style-name="T113">par</text:span><text:span text:style-name="T111"> l</text:span><text:span text:style-name="T16">es</text:span><text:span text:style-name="T111"> </text:span><text:span text:style-name="T114">b</text:span><text:span text:style-name="T111">lockchain</text:span><text:span text:style-name="T16">s</text:span><text:span text:style-name="T111">. </text:span><text:span text:style-name="T115">E</text:span><text:span text:style-name="T111">n </text:span><text:span text:style-name="T220">choisissant</text:span><text:span text:style-name="T111"> </text:span><text:span text:style-name="T34">The Graph </text:span><text:span text:style-name="T35">P</text:span><text:span text:style-name="T36">rotocol</text:span><text:span text:style-name="T112">, </text:span><text:span text:style-name="T220">nou</text:span><text:span text:style-name="T183">s </text:span><text:span text:style-name="T221">investi</text:span><text:span text:style-name="T183">ssons</text:span><text:span text:style-name="T116"> dans </text:span><text:span text:style-name="T222">un</text:span><text:span text:style-name="T116"> </text:span><text:span text:style-name="T192">écosystème</text:span><text:span text:style-name="T223"> </text:span><text:span text:style-name="T180">permettant de combiner rendements et revenus, </text:span><text:span text:style-name="T218">tout </text:span><text:span text:style-name="T220">en répondant à </text:span><text:span text:style-name="T223">la demande </text:span><text:span text:style-name="T209">d’informations</text:span><text:span text:style-name="T223"> des développeurs </text:span><text:span text:style-name="T209">d’applications</text:span><text:span text:style-name="T236"> </text:span><text:span text:style-name="T237">décentralisées.</text:span></text:p>
      <text:list xml:id="list224508597226214" text:continue-numbering="true" text:style-name="WW8Num9">
        <text:list-item>
          <text:h text:style-name="P32" text:outline-level="1"><text:bookmark-start text:name="__RefHeading___Toc523734709"/>Abstract<text:bookmark-end text:name="__RefHeading___Toc523734709"/></text:h>
        </text:list-item>
      </text:list>
      <text:p text:style-name="P8"><text:span text:style-name="T185">L</text:span><text:span text:style-name="T15">a </text:span><text:span text:style-name="T230">DeFi</text:span><text:span text:style-name="T22"> </text:span><text:span text:style-name="T71">ou</text:span><text:span text:style-name="T56"> </text:span><text:span text:style-name="T254">F</text:span><text:span text:style-name="T56">inance </text:span><text:span text:style-name="T254">D</text:span><text:span text:style-name="T56">écentralisée</text:span><text:span text:style-name="T40">, </text:span><text:span text:style-name="T15">permet trois </text:span><text:span text:style-name="T117">type</text:span><text:span text:style-name="T118">s</text:span><text:span text:style-name="T117"> de </text:span><text:span text:style-name="T15">revenu</text:span><text:span text:style-name="T17">s</text:span><text:span text:style-name="T15">: </text:span><text:span text:style-name="T30">Investing</text:span><text:span text:style-name="T30"><text:note text:id="ftn1" text:note-class="footnote"><text:note-citation>1</text:note-citation><text:note-body><text:p text:style-name="P10"><text:span text:style-name="T257">P</text:span>ermet un gain assuré sur le long terme, prise de risque maîtrisé</text:p></text:note-body></text:note></text:span><text:span text:style-name="T41"> , </text:span><text:span text:style-name="T30">Trading</text:span><text:span text:style-name="T42"><text:note text:id="ftn2" text:note-class="footnote"><text:note-citation>2</text:note-citation><text:note-body><text:p text:style-name="P10"><text:span text:style-name="T257">P</text:span>ermet un gain potentiel sur le court terme, rendement élevé pour une prise de risque correspondante. </text:p></text:note-body></text:note></text:span><text:span text:style-name="T42">, </text:span><text:span text:style-name="T31">Staking</text:span><text:span text:style-name="T42"><text:note text:id="ftn3" text:note-class="footnote"><text:note-citation>3</text:note-citation><text:note-body><text:p text:style-name="P10"><text:span text:style-name="T257">P</text:span>ermet un revenu régulier pour un investissement conséquent, gain sur le long terme, prise de risque faible</text:p></text:note-body></text:note></text:span><text:span text:style-name="T43">.</text:span><text:span text:style-name="T15"> </text:span><text:span text:style-name="T209">Pour ceux qui choisissent </text:span><text:span text:style-name="T188">une gestion de risque prudentiel,</text:span><text:span text:style-name="T189"> l</text:span><text:span text:style-name="T190">a probabilité</text:span><text:span text:style-name="T189"> d</text:span><text:span text:style-name="T191">e réaliser</text:span><text:span text:style-name="T189"> </text:span><text:span text:style-name="T192">un</text:span><text:span text:style-name="T189"> </text:span><text:span text:style-name="T186">rendement</text:span><text:span text:style-name="T189"> supérieur </text:span><text:span text:style-name="T186">à celui du</text:span><text:span text:style-name="T189"> marché, </text:span><text:span text:style-name="T183">demeure</text:span><text:span text:style-name="T193"> </text:span><text:span text:style-name="T184">faible</text:span><text:span text:style-name="T186">. </text:span><text:span text:style-name="T201">Alors, c</text:span><text:span text:style-name="T72">omment </text:span><text:span text:style-name="T193">trouver</text:span><text:span text:style-name="T73"> </text:span><text:span text:style-name="T71">des</text:span><text:span text:style-name="T73"> revenu</text:span><text:span text:style-name="T71">s</text:span><text:span text:style-name="T74"> </text:span><text:span text:style-name="T75">supplément</text:span><text:span text:style-name="T16">aire</text:span><text:span text:style-name="T71">s</text:span><text:span text:style-name="T52">,</text:span><text:span text:style-name="T73"> </text:span><text:span text:style-name="T71">i</text:span><text:span text:style-name="T73">ndépendant</text:span><text:span text:style-name="T71">s</text:span><text:span text:style-name="T73"> des </text:span><text:span text:style-name="T75">aléas</text:span><text:span text:style-name="T73"> du marché, </text:span><text:span text:style-name="T75">mais</text:span><text:span text:style-name="T73"> </text:span><text:span text:style-name="T99">bénéficiant</text:span><text:span text:style-name="T73"> de </text:span><text:span text:style-name="T75">s</text:span><text:span text:style-name="T200">a <text:s/></text:span><text:span text:style-name="T193">dynamique </text:span><text:span text:style-name="T191">?</text:span><text:span text:style-name="T73"> </text:span></text:p>
      <text:p text:style-name="P20"><text:span text:style-name="T203">C’est c</text:span><text:span text:style-name="T202">ette </text:span><text:span text:style-name="T73">problématique </text:span><text:span text:style-name="T77">qui </text:span><text:span text:style-name="T70">est à l’origine de</text:span><text:span text:style-name="T73"> </text:span><text:span text:style-name="T209">notre</text:span><text:span text:style-name="T76"> </text:span><text:span text:style-name="T73">proposition de valeur</text:span><text:span text:style-name="T70"> </text:span><text:span text:style-name="T77">et d</text:span><text:span text:style-name="T100">u</text:span><text:span text:style-name="T77"> fonds d’investissement </text:span><text:span text:style-name="T33">Blue Sky Mine</text:span><text:span text:style-name="T100">.</text:span><text:span text:style-name="T70"> </text:span></text:p>
      <text:p text:style-name="P21"><text:span text:style-name="T282">N</text:span>e considér<text:span text:style-name="T297">ant</text:span> pas la spéculation du marché comme <text:span text:style-name="T282">une</text:span> source de revenus, <text:span text:style-name="T283">n</text:span>ous croyons que la valeur d’un<text:span text:style-name="T283">e cryptomonnaie</text:span> est l’expression de son utili<text:span text:style-name="T284">té</text:span> future. <text:span text:style-name="T284">Ainsi, n</text:span><text:span text:style-name="T15">ous </text:span><text:span text:style-name="T100">anticipons</text:span><text:span text:style-name="T15"> </text:span><text:span text:style-name="T119">l’émergence du marché de</text:span><text:span text:style-name="T15"> l’indexation des blockchains, </text:span><text:span text:style-name="T224">en finançant</text:span><text:span text:style-name="T100"> </text:span><text:span text:style-name="T15">des </text:span><text:span text:style-name="T57">interfaces</text:span><text:span text:style-name="T15"> </text:span><text:span text:style-name="T77">d</text:span><text:span text:style-name="T119">e recherche</text:span><text:span text:style-name="T15"> destinées aux développeurs </text:span><text:span text:style-name="T37">Web3</text:span><text:span text:style-name="T15">.</text:span></text:p>
      <text:list xml:id="list224507800294220" text:continue-numbering="true" text:style-name="WW8Num9">
        <text:list-item>
          <text:h text:style-name="P34" text:outline-level="1"><text:bookmark-start text:name="__RefHeading___Toc523734710"/>Problématique<text:bookmark-end text:name="__RefHeading___Toc523734710"/></text:h>
        </text:list-item>
      </text:list>
      <text:p text:style-name="P22"><text:span text:style-name="T79">L</text:span><text:span text:style-name="T96">es</text:span><text:span text:style-name="T79"> </text:span><text:span text:style-name="T80">b</text:span><text:span text:style-name="T79">lockchain</text:span><text:span text:style-name="T96">s</text:span><text:span text:style-name="T79"> </text:span><text:span text:style-name="T208">génère</text:span><text:span text:style-name="T225">nt</text:span><text:span text:style-name="T81"> d’importantes quantités d’informations brutes.</text:span><text:span text:style-name="T204"> </text:span><text:span text:style-name="T229">C</text:span><text:span text:style-name="T82">es données</text:span><text:span text:style-name="T205"> </text:span><text:span text:style-name="T185">difficilement</text:span><text:span text:style-name="T206"> réutilisable</text:span><text:span text:style-name="T185">s, </text:span><text:span text:style-name="T229">posent l</text:span><text:span text:style-name="T83">e</text:span><text:span text:style-name="T84"> </text:span><text:span text:style-name="T83">problème</text:span><text:span text:style-name="T85"> d</text:span><text:span text:style-name="T86">e leur</text:span><text:span text:style-name="T83">s</text:span><text:span text:style-name="T85"> traitement</text:span><text:span text:style-name="T83">s</text:span><text:span text:style-name="T89">.</text:span><text:span text:style-name="T182"> </text:span><text:span text:style-name="T225">A</text:span><text:span text:style-name="T207">fin de</text:span><text:span text:style-name="T87"> </text:span><text:span text:style-name="T85">mettre sous forme compréhensible et accessible, le résultat de </text:span><text:span text:style-name="T88">chaque</text:span><text:span text:style-name="T85"> recherche.</text:span></text:p>
      <text:p text:style-name="P17"><text:span text:style-name="T194">Internet</text:span><text:span text:style-name="T44"> fut confronté à</text:span><text:span text:style-name="T15"> </text:span><text:span text:style-name="T45">un </text:span><text:span text:style-name="T46">problème</text:span><text:span text:style-name="T47"> </text:span><text:span text:style-name="T196">similaire. </text:span><text:span text:style-name="T225">L</text:span><text:span text:style-name="T197">’investissement nécessaire </text:span><text:span text:style-name="T198">aux</text:span><text:span text:style-name="T197"> développements</text:span><text:span text:style-name="T199"> </text:span><text:span text:style-name="T198">des moteurs de recherche imposa</text:span><text:span text:style-name="T197"> </text:span><text:span text:style-name="T187">d</text:span><text:span text:style-name="T15">es solutions centralisé</text:span><text:span text:style-name="T44">e</text:span><text:span text:style-name="T48">s, </text:span><text:span text:style-name="T70">permettant les revenus publicitaires</text:span><text:span text:style-name="T15">. </text:span><text:span text:style-name="T98">Mais t</text:span><text:span text:style-name="T195">rente</text:span><text:span text:style-name="T15"> ans plus tard, </text:span><text:span text:style-name="T101">cette</text:span><text:span text:style-name="T48"> centralisation</text:span><text:span text:style-name="T15"> est remise en question </text:span><text:span text:style-name="T49">p</text:span><text:span text:style-name="T15">our des raison</text:span><text:span text:style-name="T44">s</text:span><text:span text:style-name="T15"> de monopole </text:span><text:span text:style-name="T50">et de protection de la sphère privée</text:span><text:span text:style-name="T15">.</text:span><text:span text:style-name="T51"> </text:span></text:p>
      <text:p text:style-name="P11"><text:span text:style-name="T154">L</text:span><text:span text:style-name="T141">es </text:span><text:span text:style-name="T172">créateurs d’applications </text:span><text:span text:style-name="T177">Web3</text:span><text:span text:style-name="T141"> </text:span><text:span text:style-name="T277">s</text:span><text:span text:style-name="T276">ont </text:span><text:span text:style-name="T274">de plus en plus </text:span><text:span text:style-name="T277">demandeur</text:span><text:span text:style-name="T275">s</text:span><text:span text:style-name="T276"> d</text:span><text:span text:style-name="T278">es </text:span><text:span text:style-name="T124">informations </text:span><text:span text:style-name="T122">détenues par</text:span><text:span text:style-name="T123"> </text:span><text:span text:style-name="T122">l</text:span><text:span text:style-name="T123">es blockchains</text:span><text:span text:style-name="T276">. </text:span><text:span text:style-name="T125">N</text:span><text:span text:style-name="T142">e</text:span><text:span text:style-name="T143"> </text:span><text:span text:style-name="T144">p</text:span><text:span text:style-name="T145">o</text:span><text:span text:style-name="T144">uv</text:span><text:span text:style-name="T145">a</text:span><text:span text:style-name="T144">nt </text:span><text:span text:style-name="T143">pas </text:span><text:span text:style-name="T146">financer</text:span><text:span text:style-name="T143"> l’infrastructure nécessaire à disposer </text:span><text:span text:style-name="T142">de</text:span><text:span text:style-name="T143"> leurs </text:span><text:soft-page-break/><text:span text:style-name="T143">propres système</text:span><text:span text:style-name="T147">s</text:span><text:span text:style-name="T143"> de recherche.</text:span><text:span text:style-name="T147"> </text:span><text:span text:style-name="T172">Ils</text:span><text:span text:style-name="T148"> </text:span><text:span text:style-name="T149">sont prêt</text:span><text:span text:style-name="T150">s</text:span><text:span text:style-name="T149"> à payer</text:span><text:span text:style-name="T145"> des services </text:span><text:span text:style-name="T156">capables de </text:span><text:span text:style-name="T157">formater </text:span><text:span text:style-name="T168">et de distribuer</text:span><text:span text:style-name="T271"> cette s</text:span><text:span text:style-name="T268">ource de </text:span><text:span text:style-name="T267">plus-</text:span><text:span text:style-name="T269">value </text:span><text:span text:style-name="T270">commerciale</text:span><text:span text:style-name="T141">.</text:span><text:span text:style-name="T267"> </text:span></text:p>
      <text:p text:style-name="P25"><text:span text:style-name="T60">L</text:span><text:span text:style-name="T61">’</text:span><text:span text:style-name="T62">objectif </text:span><text:span text:style-name="T61">de </text:span><text:span text:style-name="T63">Graz Networ</text:span><text:span text:style-name="T60">k est de </text:span><text:span text:style-name="T238">suivre</text:span><text:span text:style-name="T64"> </text:span><text:span text:style-name="T238">la</text:span><text:span text:style-name="T64"> demande</text:span><text:span text:style-name="T62"> </text:span><text:span text:style-name="T60">afin de</text:span><text:span text:style-name="T64"> </text:span><text:span text:style-name="T65">p</text:span><text:span text:style-name="T64">rofiter de l’effet </text:span><text:span text:style-name="T62">disruptif</text:span><text:span text:style-name="T64"> de </text:span><text:span text:style-name="T66">la</text:span><text:span text:style-name="T64"> technologie pour </text:span><text:span text:style-name="T67">positionner </text:span><text:span text:style-name="T68">nos investissements dans des</text:span><text:span text:style-name="T69"> offre</text:span><text:span text:style-name="T68">s</text:span><text:span text:style-name="T69"> </text:span><text:span text:style-name="T64">compétiti</text:span><text:span text:style-name="T69">ve</text:span><text:span text:style-name="T60">s</text:span><text:span text:style-name="T64">.</text:span></text:p>
      <text:list xml:id="list224507448755109" text:continue-numbering="true" text:style-name="WW8Num9">
        <text:list-item>
          <text:h text:style-name="P32" text:outline-level="1"><text:bookmark-start text:name="__RefHeading___Toc523734711"/>Solution<text:bookmark-end text:name="__RefHeading___Toc523734711"/></text:h>
        </text:list-item>
      </text:list>
      <text:list xml:id="list3694984652" text:style-name="WW8Num6">
        <text:list-item>
          <text:list>
            <text:list-item>
              <text:h text:style-name="P37" text:outline-level="2"><text:bookmark-start text:name="__RefHeading___Toc523734712"/>Introduction <text:bookmark-end text:name="__RefHeading___Toc523734712"/></text:h>
            </text:list-item>
          </text:list>
        </text:list-item>
      </text:list>
      <text:p text:style-name="P18">Premier fonds d’investissement Suisse <text:span text:style-name="T133">basé</text:span><text:span text:style-name="T303"> sur</text:span> l'indexation des données de la blockchain. <text:span text:style-name="T285">N</text:span>ous prenons part à l’écosystème de <text:span text:style-name="T2">The Graph Protocol,</text:span> afin d’optimiser nos rendements et<text:span text:style-name="T285"> </text:span>les capitaliser dans une technologie émergente potentiellement disruptive. <text:span text:style-name="T133">N</text:span>ous <text:span text:style-name="T126">soutenons</text:span> le <text:span text:style-name="T279">développement</text:span> d’applications <text:span text:style-name="T279">décentralisées </text:span>performantes <text:span text:style-name="T130">par le financement</text:span> d’<text:span text:style-name="T2">API GraphQL</text:span>.</text:p>
      <text:p text:style-name="P16"><text:span text:style-name="T2">The Graph</text:span> <text:span text:style-name="T298">est </text:span>un protocole d'indexation distribué. <text:span text:style-name="T298">Il</text:span> permet d’organiser les données de la blockchain pour les rendre facilement accessibles avec le langage <text:span text:style-name="T2">GraphQL</text:span>. Tout le monde peut construire et publier des <text:span text:style-name="T285">interfaces</text:span> ouvertes, appelées subgraph, rendant les données facilement accessibles.</text:p>
      <text:p text:style-name="P19">Les <text:span text:style-name="T2">Subgraphs</text:span> sont capables de composer une <text:span text:style-name="T2">Global GraphQL API</text:span> de toutes les informations publiques du monde. Ces données peuvent être transformées, organisées et partagées entre les applications, pour que chacun puisse les interroger.</text:p>
      <text:p text:style-name="P16">L<text:span text:style-name="T286">a cryptomonnaie </text:span><text:span text:style-name="T3">GRT</text:span><text:span text:style-name="T286"> est</text:span> utilisé<text:span text:style-name="T293">e</text:span> pour sécuriser et gouverner le réseau. <text:span text:style-name="T286">Elle</text:span> encourage les comportements essentiels à la prospérité du réseau. <text:span text:style-name="T130">L</text:span>es clients paient <text:span text:style-name="T298">en </text:span><text:span text:style-name="T9">GRT,</text:span> <text:span text:style-name="T286">un</text:span> réseau décentralisé, pour indexer, mettre en cache et interroger des données stockées sur les <text:span text:style-name="T303">différentes </text:span>blockchains.</text:p>
      <text:p text:style-name="P48"><text:span text:style-name="T281">Notre</text:span> <text:span text:style-name="T2">Business Model</text:span> <text:span text:style-name="T133">optimise les</text:span> revenus réalisés <text:span text:style-name="T286">par</text:span> <text:span text:style-name="T307">le</text:span> réinvestissement<text:span text:style-name="T2"> </text:span><text:span text:style-name="T11">I</text:span><text:span text:style-name="T9">ntra-house</text:span>. <text:span text:style-name="T138">L</text:span>a valeur est créée par les revenus <text:span text:style-name="T280">classiques </text:span>de la <text:span text:style-name="T2">DeFi</text:span><text:span text:style-name="T2"><text:note text:id="ftn0" text:note-class="footnote"><text:note-citation>4</text:note-citation><text:note-body><text:p text:style-name="Footnote">Investing, Trading, Staking</text:p></text:note-body></text:note></text:span>, l<text:span text:style-name="T286">es f</text:span>rais <text:span text:style-name="T286">de requête</text:span>, <text:span text:style-name="T286">les </text:span>récompenses <text:span text:style-name="T286">d</text:span><text:span text:style-name="T307">e l’indexage</text:span>, <text:span text:style-name="T286">l</text:span><text:span text:style-name="T307">es échanges sur</text:span><text:span text:style-name="T286"> </text:span><text:span text:style-name="T307">le</text:span> marché des requêtes, <text:span text:style-name="T286">l’</text:span>inflation <text:span text:style-name="T130">de la tokenomie du</text:span><text:span text:style-name="T174"> </text:span><text:span text:style-name="T178">GRT</text:span><text:span text:style-name="T286">.</text:span></text:p>
      <text:list xml:id="list224507584446754" text:continue-numbering="true" text:style-name="WW8Num6">
        <text:list-item>
          <text:list>
            <text:list-item>
              <text:h text:style-name="P37" text:outline-level="2"><text:bookmark-start text:name="__RefHeading___Toc523734713"/>Application<text:bookmark-end text:name="__RefHeading___Toc523734713"/></text:h>
            </text:list-item>
          </text:list>
        </text:list-item>
      </text:list>
      <text:p text:style-name="P23">Graz Network investit dans l’indexation de la blockchain, <text:span text:style-name="T287">d</text:span>ans <text:span text:style-name="T134">l</text:span>es <text:span text:style-name="T134">cryptomonnaies</text:span> décentralisées<text:span text:style-name="T130"> </text:span><text:span text:style-name="T139">et </text:span><text:span text:style-name="T134">se limite</text:span><text:span text:style-name="T287"> </text:span><text:span text:style-name="T130">aux</text:span> <text:span text:style-name="T134">actifs</text:span><text:span text:style-name="T288"> </text:span><text:span text:style-name="T136">nécessaires à l’acquisition de </text:span><text:span text:style-name="T176">GRT</text:span><text:span text:style-name="T136"> tokens et à la couverture risque du capital investi</text:span><text:span text:style-name="T287">. </text:span></text:p>
      <text:p text:style-name="P50"/>
      <text:p text:style-name="P50">La stratégie de gestion <text:span text:style-name="T304">du capital</text:span> est la suivante :</text:p>
      <text:list xml:id="list974147888" text:style-name="L2">
        <text:list-item>
          <text:p text:style-name="P49">1/3 couverture risques</text:p>
        </text:list-item>
        <text:list-item>
          <text:p text:style-name="P49">1/3 acquisition d’actifs </text:p>
        </text:list-item>
        <text:list-item>
          <text:p text:style-name="P49">1/3 <text:span text:style-name="T299">développement</text:span></text:p>
        </text:list-item>
      </text:list>
      <text:p text:style-name="P48"/>
      <text:p text:style-name="P28"><text:soft-page-break/>La répartition du capital <text:span text:style-name="T304">investi</text:span> est la suivante :</text:p>
      <text:list xml:id="list277467322" text:style-name="L1">
        <text:list-item>
          <text:p text:style-name="P38"><text:span text:style-name="T291">37</text:span><text:span text:style-name="T287"> % </text:span><text:span text:style-name="T134">actifs de</text:span><text:span text:style-name="T287"> couverture.</text:span></text:p>
        </text:list-item>
        <text:list-item>
          <text:p text:style-name="P39"><text:span text:style-name="T291">27</text:span><text:span text:style-name="T287"> % </text:span><text:span text:style-name="T127">a</text:span><text:span text:style-name="T134">ctifs</text:span><text:span text:style-name="T287"> à des fin</text:span><text:span text:style-name="T291">s</text:span><text:span text:style-name="T287"> d’</text:span><text:span text:style-name="T288">acquisition et d’exploitation.</text:span></text:p>
        </text:list-item>
        <text:list-item>
          <text:p text:style-name="P38"><text:span text:style-name="T128">36</text:span><text:span text:style-name="T287"> % pour les frais de </text:span><text:span text:style-name="T288">développement</text:span><text:span text:style-name="T287"> et de gestion. </text:span></text:p>
        </text:list-item>
      </text:list>
      <text:p text:style-name="P25"/>
      <text:p text:style-name="P24"><text:span text:style-name="T132">C</text:span><text:span text:style-name="T299">ertifications </text:span><text:span text:style-name="T132">décernées</text:span><text:span text:style-name="T299"> par </text:span><text:span text:style-name="T12">The Graph Academy</text:span><text:span text:style-name="T299"> :</text:span></text:p>
      <text:list xml:id="list1187253140" text:style-name="L3">
        <text:list-item>
          <text:p text:style-name="P51">Delegator Course</text:p>
        </text:list-item>
        <text:list-item>
          <text:p text:style-name="P51">Curator Course</text:p>
        </text:list-item>
        <text:list-item>
          <text:p text:style-name="P51">Subgraph Developer Course</text:p>
        </text:list-item>
      </text:list>
      <text:p text:style-name="P29"/>
      <text:p text:style-name="P41"><text:span text:style-name="T173">Publication du </text:span><text:span text:style-name="T175">B</text:span><text:span text:style-name="T176">lue </text:span><text:span text:style-name="T175">S</text:span><text:span text:style-name="T176">ky </text:span><text:span text:style-name="T175">M</text:span><text:span text:style-name="T176">ine</text:span><text:span text:style-name="T171"> indice</text:span></text:p>
      <text:list xml:id="list2077874950" text:style-name="L4">
        <text:list-item>
          <text:p text:style-name="P42"><text:span text:style-name="T263">V</text:span><text:span text:style-name="T264">alorisation actuelle </text:span><text:span text:style-name="T166">des actifs</text:span><text:span text:style-name="T264"> </text:span><text:span text:style-name="T263">détenu</text:span><text:span text:style-name="T265">e</text:span><text:span text:style-name="T266">s </text:span><text:span text:style-name="T264">/ </text:span><text:span text:style-name="T166">Valorisation nominale du c</text:span><text:span text:style-name="T263">apital investit</text:span></text:p>
        </text:list-item>
        <text:list-item>
          <text:p text:style-name="P52"><text:span text:style-name="T258">Retour sur investissement du fonds</text:span></text:p>
        </text:list-item>
      </text:list>
      <text:list xml:id="list224507361151048" text:continue-list="list224507448755109" text:style-name="WW8Num9">
        <text:list-item>
          <text:h text:style-name="P32" text:outline-level="1"><text:bookmark-start text:name="__RefHeading___Toc523734714"/>Futur<text:bookmark-end text:name="__RefHeading___Toc523734714"/></text:h>
        </text:list-item>
      </text:list>
      <text:list xml:id="list1686584946" text:style-name="L5">
        <text:list-item>
          <text:p text:style-name="P44"><text:span text:style-name="T287">Cré</text:span><text:span text:style-name="T306">er</text:span><text:span text:style-name="T287"> un</text:span><text:span text:style-name="T289">e</text:span><text:span text:style-name="T287"> b</text:span><text:span text:style-name="T296">ase de </text:span><text:span text:style-name="T4">Business Inteligence</text:span><text:span text:style-name="T259"> concernant l</text:span><text:span text:style-name="T262">es blockch</text:span><text:span text:style-name="T296">ains, </text:span><text:span text:style-name="T287">l</text:span><text:span text:style-name="T296">es tokens, </text:span><text:span text:style-name="T305">les</text:span><text:span text:style-name="T14"> Indexers</text:span><text:span text:style-name="T305"> et les </text:span><text:span text:style-name="T14">Subgraphs</text:span><text:span text:style-name="T296"> émergents, </text:span><text:span text:style-name="T288">susceptibles d’engendrer un</text:span><text:span text:style-name="T289">e</text:span><text:span text:style-name="T288"> forte demande</text:span><text:span text:style-name="T296">.</text:span></text:p>
        </text:list-item>
        <text:list-item>
          <text:p text:style-name="P44"><text:span text:style-name="T296">Prêter</text:span><text:span text:style-name="T289"> des </text:span><text:span text:style-name="T5">GRT</text:span><text:span text:style-name="T289"> aux </text:span><text:span text:style-name="T5">Indexers </text:span><text:span text:style-name="T10">performants,</text:span><text:span text:style-name="T289"> en tant que </text:span><text:span text:style-name="T5">Delegator.</text:span><text:span text:style-name="T260"> </text:span><text:span text:style-name="T263">R</text:span><text:span text:style-name="T260">ecevoir </text:span><text:span text:style-name="T261">un pourcentage de </text:span><text:span text:style-name="T263">leur</text:span><text:span text:style-name="T261">s frais de requêtes et</text:span> <text:span text:style-name="T294">des </text:span><text:span text:style-name="T295">récompenses</text:span><text:span text:style-name="T294"> d’indexage</text:span><text:span text:style-name="T300">s</text:span><text:span text:style-name="T294"> touché</text:span><text:span text:style-name="T302">s</text:span><text:span text:style-name="T294"> par l’indexer. </text:span></text:p>
        </text:list-item>
        <text:list-item>
          <text:p text:style-name="P45">Investir <text:span text:style-name="T290">des </text:span><text:span text:style-name="T6">GRT</text:span><text:span text:style-name="T290"> dans la validation de </text:span><text:span text:style-name="T6">Subgraphs</text:span><text:span text:style-name="T290"> </text:span>en tant que <text:span text:style-name="T2">Curator</text:span>. <text:span text:style-name="T294">Recevoir des </text:span><text:span text:style-name="T7">Subgraph Mint Shares</text:span><text:span text:style-name="T261"> pouvant être revendus sur le marché. Toucher une partie de</text:span><text:span text:style-name="T263">s</text:span><text:span text:style-name="T261"> 10 % des frais de requêtes engendré</text:span><text:span text:style-name="T265">es</text:span><text:span text:style-name="T261"> par les </text:span><text:span text:style-name="T7">Subgraph</text:span><text:span text:style-name="T14">s</text:span><text:span text:style-name="T7"> </text:span><text:span text:style-name="T261">validés.</text:span></text:p>
        </text:list-item>
        <text:list-item>
          <text:p text:style-name="P46"><text:span text:style-name="T289">D</text:span>évelopper de<text:span text:style-name="T289">s</text:span> <text:span text:style-name="T2">Subgraphs</text:span> <text:span text:style-name="T290">permettant</text:span> <text:span text:style-name="T296">d’</text:span><text:span text:style-name="T289">index</text:span><text:span text:style-name="T294">er</text:span><text:span text:style-name="T289"> des cryptomonnaies à fort potentiels d’utilisation.</text:span> <text:span text:style-name="T305">L</text:span><text:span text:style-name="T289">es publier </text:span><text:span text:style-name="T290">afin qu’ils </text:span><text:span text:style-name="T294">puissent être</text:span><text:span text:style-name="T290"> soutenu</text:span><text:span text:style-name="T129">s</text:span><text:span text:style-name="T290"> par </text:span><text:span text:style-name="T294">l</text:span><text:span text:style-name="T290">es </text:span><text:span text:style-name="T6">Curator</text:span><text:span text:style-name="T290"> et utilisé</text:span><text:span text:style-name="T305">s</text:span><text:span text:style-name="T290"> par des </text:span><text:span text:style-name="T6">Indexers</text:span><text:span text:style-name="T290">. </text:span></text:p>
        </text:list-item>
        <text:list-item>
          <text:p text:style-name="P47"><text:span text:style-name="T137">G</text:span>estion de <text:span text:style-name="T2">Nodes</text:span><text:span text:style-name="T258"> </text:span><text:span text:style-name="T290">en tant qu’</text:span><text:span text:style-name="T7">I</text:span><text:span text:style-name="T6">ndexer</text:span><text:span text:style-name="T290">. </text:span><text:span text:style-name="T295">Toucher les frais de requêtes générés par l’utilisation des </text:span><text:span text:style-name="T8">Subgraph</text:span><text:span text:style-name="T295"> hébergés. Touch</text:span><text:span text:style-name="T131">er</text:span><text:span text:style-name="T295"> une part des 3 % de l’inflation annuelle du token GRT.</text:span></text:p>
        </text:list-item>
        <text:list-item>
          <text:p text:style-name="P45"><text:span text:style-name="T290">Obtenir des c</text:span>ertifications<text:span text:style-name="T2">. </text:span>Automatis<text:span text:style-name="T291">er</text:span> des processus internes permettant d’optimiser le ROA <text:span text:style-name="T291">et c</text:span><text:span text:style-name="T15">ommercialiser le développement de </text:span><text:span text:style-name="T32">S</text:span><text:span text:style-name="T29">ubgraphs.</text:span></text:p>
        </text:list-item>
        <text:list-item>
          <text:p text:style-name="P43"><text:span text:style-name="T102">E</text:span><text:span text:style-name="T103">xploit</text:span><text:span text:style-name="T102">er</text:span><text:span text:style-name="T103"> </text:span><text:span text:style-name="T210">d’autres</text:span><text:span text:style-name="T103"> </text:span><text:span text:style-name="T104">écosystème</text:span><text:span text:style-name="T105">s. </text:span><text:span text:style-name="T210">P</text:span><text:span text:style-name="T106">rofiter de l’interconnectivité</text:span><text:span text:style-name="T107"> des </text:span><text:span text:style-name="T109">fonds</text:span><text:span text:style-name="T108">. </text:span><text:span text:style-name="T211">A</text:span><text:span text:style-name="T212">ppliquer </text:span><text:span text:style-name="T213">notr</text:span><text:span text:style-name="T234">e</text:span><text:span text:style-name="T58"> </text:span><text:span text:style-name="T38">Bu</text:span><text:span text:style-name="T39">siness </text:span><text:span text:style-name="T38">M</text:span><text:span text:style-name="T39">odel</text:span><text:span text:style-name="T58"> à d’</text:span><text:span text:style-name="T59">autr</text:span><text:span text:style-name="T58">e</text:span><text:span text:style-name="T78">s </text:span><text:span text:style-name="T90">écosystème</text:span><text:span text:style-name="T91">s </text:span><text:span text:style-name="T92">émergents</text:span><text:span text:style-name="T93">. </text:span><text:span text:style-name="T97">C</text:span><text:span text:style-name="T94">réer </text:span><text:span text:style-name="T214">un </text:span><text:span text:style-name="T215">fonds</text:span><text:span text:style-name="T94"> d’investissement </text:span><text:span text:style-name="T216">constitué d</text:span><text:span text:style-name="T214">e</text:span><text:span text:style-name="T216"> différent</text:span><text:span text:style-name="T227">e</text:span><text:span text:style-name="T216">s technologies</text:span><text:span text:style-name="T94"> </text:span><text:span text:style-name="T95">de la blockchain </text:span><text:span text:style-name="T93">à fort potentiel</text:span><text:span text:style-name="T94">. </text:span></text:p>
        </text:list-item>
      </text:list>
      <text:h text:style-name="P33" text:outline-level="1"/>
      <text:list xml:id="list224507351989546" text:continue-list="list224507361151048" text:style-name="WW8Num9">
        <text:list-item>
          <text:h text:style-name="P35" text:outline-level="1"><text:bookmark-start text:name="__RefHeading___Toc523734715"/>Conclusion<text:bookmark-end text:name="__RefHeading___Toc523734715"/></text:h>
        </text:list-item>
      </text:list>
      <text:p text:style-name="P12"><text:span text:style-name="T152">Graz Network se </text:span><text:span text:style-name="T160">défini</text:span><text:span text:style-name="T161">t</text:span><text:span text:style-name="T152"> comme </text:span><text:span text:style-name="T153">un </text:span><text:span text:style-name="T152">fond</text:span><text:span text:style-name="T162">s</text:span><text:span text:style-name="T152"> d’investissement libre, </text:span><text:span text:style-name="T153">qui </text:span><text:span text:style-name="T152">investit </text:span><text:span text:style-name="T163">dans</text:span><text:span text:style-name="T164"> les technologies décentralisées </text:span><text:span text:style-name="T153">et se</text:span><text:span text:style-name="T164"> spécialis</text:span><text:span text:style-name="T153">e</text:span><text:span text:style-name="T164"> dans l’</text:span><text:span text:style-name="T153">indexation des blockchains</text:span><text:span text:style-name="T164">. </text:span><text:span text:style-name="T155">Sa </text:span><text:span text:style-name="T152">stratégie est de se positionner sur le marché de l’</text:span><text:span text:style-name="T165">indexation</text:span><text:span text:style-name="T152"> afin de pouvoir identifier les tendances du marché et saisir les </text:span><text:span text:style-name="T167">meilleures</text:span><text:span text:style-name="T152"> opportunité</text:span><text:span text:style-name="T165">s</text:span><text:span text:style-name="T152">.</text:span></text:p>
      <text:p text:style-name="P26"><text:span text:style-name="T239">La recherche d’informations</text:span><text:span text:style-name="T240"> </text:span><text:span text:style-name="T241">est</text:span><text:span text:style-name="T240"> un enjeu </text:span><text:span text:style-name="T242">important </text:span><text:span text:style-name="T243">d</text:span><text:span text:style-name="T244">u</text:span><text:span text:style-name="T245"> </text:span><text:span text:style-name="T246">développement</text:span><text:span text:style-name="T245"> </text:span><text:span text:style-name="T231">Web3</text:span><text:span text:style-name="T247">. </text:span><text:span text:style-name="T245">S</text:span><text:span text:style-name="T240">i le «Google de</text:span><text:span text:style-name="T248">s Blockchains</text:span><text:span text:style-name="T240">» est </text:span><text:span text:style-name="T249">à venir</text:span><text:span text:style-name="T240">, </text:span><text:span text:style-name="T250">il est probable que</text:span><text:span text:style-name="T251"> </text:span><text:span text:style-name="T240">sa solution s</text:span><text:span text:style-name="T255">oi</text:span><text:span text:style-name="T256">t</text:span><text:span text:style-name="T240"> décentralisé</text:span><text:span text:style-name="T252">e </text:span><text:span text:style-name="T239">et son modèle proche de</text:span><text:span text:style-name="T250"> </text:span><text:span text:style-name="T232">The Graph Protocol</text:span><text:span text:style-name="T239">.</text:span><text:span text:style-name="T252"> </text:span></text:p>
      <text:p text:style-name="P19">Pouvoir participer à la genèse de son développement est un avantage concurrentiel considérable. Si la technologie ne peut être en elle-même protégée, l’expérience acquise à la suite de sa mise en application et de son utilisation, constitue avec le temps, une défense technologique efficace.</text:p>
      <text:p text:style-name="P27">Plus la blockchain se développe, plus la masse d’information à traiter augmente. <text:span text:style-name="T301">Plus </text:span>son traitement <text:span text:style-name="T292">est </text:span>onéreux. Ainsi, en supplément de l’expérience acquise, les premiers arrivants <text:span text:style-name="T140">possédent</text:span> l’avantage d’une indexation complète, <text:span text:style-name="T309">donc</text:span> <text:span text:style-name="T309">plus</text:span> compétitive. <text:span text:style-name="T253">Une fois établi, </text:span><text:span text:style-name="T233">The Graph protocol</text:span><text:span text:style-name="T253"> sera difficile à substituer. </text:span></text:p>
      <text:p text:style-name="P13"><text:span text:style-name="T167">Graz Network investit dans d</text:span><text:span text:style-name="T158">es innovations de rupture </text:span><text:span text:style-name="T167">qui</text:span><text:span text:style-name="T158"> </text:span><text:span text:style-name="T159">apportent</text:span><text:span text:style-name="T158"> des solutions différentes. </text:span><text:span text:style-name="T159">C</text:span><text:span text:style-name="T158">e type d’innovation est rare, mais ce sont </text:span><text:span text:style-name="T151">elles</text:span><text:span text:style-name="T158"> qui précipitent l’échec des leader</text:span><text:span text:style-name="T159">s</text:span><text:span text:style-name="T158"> </text:span><text:span text:style-name="T169">et engendrent d’</text:span><text:span text:style-name="T170">importan</text:span><text:span text:style-name="T169">t retour sur investissement. </text:span></text:p>
      <text:h text:style-name="P36" text:outline-level="1"><text:bookmark-start text:name="__RefHeading___Toc523734716"/>Références<text:bookmark-end text:name="__RefHeading___Toc523734716"/></text:h>
      <text:p text:style-name="P14">The Graph :A Decentralized Query Protocol fo Blockchains, Y.Tal, B.Ramirez, J.Pohlmann, https://github.com/graphprotocol/research/blob/master/papers/whitepaper/the-graph-whitepaper.pdf</text:p>
      <text:p text:style-name="P14"/>
      <text:p text:style-name="P15">The Graph.com, https://thegraph.com/</text:p>
      <text:p text:style-name="P14"/>
      <text:p text:style-name="P14">The Graph Fondation, https://www.notion.so/The-Graph-Foundation-e822e66d7b614fdd899a647f5db51a68</text:p>
      <text:p text:style-name="P14"/>
      <text:p text:style-name="P14">An Overview of Blockchain Indexing Protocol, K.Takyar,https://www.leewayhertz.com/blockchain-indexing-protocol/</text:p>
      <text:p text:style-name="P14"/>
      <text:p text:style-name="P14"><text:span text:style-name="T273">The Graph: Fixing Web3 Data Querying, Markus Waas, </text:span>https://ethereum.org/en/developers/tutorials/the-graph-fixing-web3-data-querying/</text:p>
      <text:p text:style-name="P14"/>
      <text:p text:style-name="P14">Crypto Report: The Graph Is the 'Google of Blockchains', Bloomberg Technology, https://www.bloomberg.com/news/videos/2022-05-03/crypto-report-the-graph-is-the-google-of-blockchains-video</text:p>
      <text:p text:style-name="P14"/>
      <text:p text:style-name="P14">The Graph $GRT: The Decentralized Google For Blockchains, <text:span text:style-name="T272">Maximilian Perkmann, DataDrivenInvestor, https://medium.datadriveninvestor.com/the-graph-the-decentralized-google-for-blockchains-10498169d62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fr" fo:country="F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06cm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8pt" style:font-size-asian="1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838cm" fo:margin-right="0cm" fo:text-indent="0cm" style:auto-text-indent="false">
        <style:tab-stops>
          <style:tab-stop style:position="1.27cm"/>
          <style:tab-stop style:position="16.492cm" style:type="right" style:leader-style="dotted" style:leader-text="."/>
        </style:tab-stops>
      </style:paragraph-properties>
      <style:text-properties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1.27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/>
      <number:text>/</number:text>
      <number:day/>
      <number:text>/</number:text>
      <number:year number:style="long"/>
    </number:date-style>
    <number:date-style style:name="N108">
      <number:day/>
      <number:text>.</number:text>
      <number:month/>
      <number:text>.</number:text>
      <number:year number:style="long"/>
    </number:date-style>
    <number:date-style style:name="N109">
      <number:month/>
      <number:text>.</number:text>
      <number:day/>
      <number:text>.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20107" number:language="fr" number:country="CH">
      <number:month/>
      <number:text>/</number:text>
      <number:day/>
      <number:text>/</number:text>
      <number:year number:style="long"/>
    </number:date-style>
    <number:date-style style:name="N30107" number:language="fr" number:country="FR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/>
    </style:style>
    <style:style style:name="MP2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 officeooo:paragraph-rsid="002fb349"/>
    </style:style>
    <style:style style:name="M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MT2" style:family="text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7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/>
    <style:master-page style:name="Conversion_20_1" style:display-name="Conversion 1" style:page-layout-name="Mpm2">
      <style:header>
        <text:p text:style-name="MP1">White Paper<text:tab/><text:tab/>{<text:span text:style-name="MT1">title</text:span>}</text:p>
      </style:header>
      <style:footer>
        <text:p text:style-name="MP2"><text:span text:style-name="MT2"><text:date style:data-style-name="N30" text:date-value="2022-08-29T22:45:06.827999744">29.08.22</text:date></text:span><text:span text:style-name="MT2"><text:tab/><text:tab/>Page </text:span><text:span text:style-name="Page_20_Number"><text:span text:style-name="MT2"><text:page-number text:select-page="current">0</text:page-number></text:span></text:span></text:p>
      </style:footer>
    </style:master-page>
    <style:master-page style:name="Conversion_20_2" style:display-name="Conversion 2" style:page-layout-name="Mpm2">
      <style:header>
        <text:p text:style-name="MP3"/>
      </style:header>
      <style:footer>
        <text:p text:style-name="MP2"><text:span text:style-name="MT2"><text:date style:data-style-name="N30" text:date-value="2022-08-29T22:45:06.830000085">29/08/2022</text:date></text:span><text:span text:style-name="MT2"><text:tab/><text:tab/>Page </text:span><text:span text:style-name="Page_20_Number"><text:span text:style-name="MT2"><text:page-number text:select-page="current">5</text:page-number></text:span></text:span></text:p>
      </style:footer>
    </style:master-page>
    <style:master-page style:name="Conversion_20_3" style:display-name="Conversion 3" style:page-layout-name="Mpm2">
      <style:header>
        <text:p text:style-name="MP1"/>
      </style:header>
      <style:footer>
        <text:p text:style-name="MP2"><text:span text:style-name="MT2"><text:date style:data-style-name="N30" text:date-value="2022-08-29T22:45:06.830000085">29/08/2022</text:date></text:span><text:span text:style-name="MT2"><text:tab/><text:tab/>Page </text:span><text:span text:style-name="Page_20_Number"><text:span text:style-name="MT2"><text:page-number text:select-page="current">6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White Paper Template - LONG (Version 1.0, November 2001)</dc:title>
    <meta:initial-creator>Allen Deitz</meta:initial-creator>
    <meta:creation-date>2001-08-30T00:47:00</meta:creation-date>
    <dc:creator>David Graz</dc:creator>
    <dc:date>2022-08-29T22:45:06.552000000</dc:date>
    <meta:print-date>2002-01-25T09:30:00</meta:print-date>
    <meta:editing-cycles>49</meta:editing-cycles>
    <meta:editing-duration>PT4H41M6S</meta:editing-duration>
    <meta:generator>LibreOffice/6.4.5.2$Windows_X86_64 LibreOffice_project/a726b36747cf2001e06b58ad5db1aa3a9a1872d6</meta:generator>
    <meta:document-statistic meta:table-count="0" meta:image-count="0" meta:object-count="0" meta:page-count="6" meta:paragraph-count="72" meta:word-count="1266" meta:character-count="9225" meta:non-whitespace-character-count="8035"/>
  </office:meta>
</office:document-meta>
</file>